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"/>
  <manifest:file-entry manifest:full-path="ObjectReplacements/Object 28" manifest:media-type="application/x-openoffice-gdimetafile;windows_formatname=&quot;GDIMetaFile&quot;"/>
  <manifest:file-entry manifest:full-path="ObjectReplacements/Object 8" manifest:media-type=""/>
  <manifest:file-entry manifest:full-path="ObjectReplacements/Object 30" manifest:media-type="application/x-openoffice-gdimetafile;windows_formatname=&quot;GDIMetaFile&quot;"/>
  <manifest:file-entry manifest:full-path="ObjectReplacements/Object 9" manifest:media-type="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.461cm" table:align="margins" style:writing-mode="lr-tb"/>
    </style:style>
    <style:style style:name="Таблица2.A" style:family="table-column">
      <style:table-column-properties style:column-width="1cm" style:rel-column-width="3753*"/>
    </style:style>
    <style:style style:name="Таблица2.B" style:family="table-column">
      <style:table-column-properties style:column-width="5.38cm" style:rel-column-width="20192*"/>
    </style:style>
    <style:style style:name="Таблица2.C" style:family="table-column">
      <style:table-column-properties style:column-width="4.096cm" style:rel-column-width="15372*"/>
    </style:style>
    <style:style style:name="Таблица2.D" style:family="table-column">
      <style:table-column-properties style:column-width="3.493cm" style:rel-column-width="13108*"/>
    </style:style>
    <style:style style:name="Таблица2.E" style:family="table-column">
      <style:table-column-properties style:column-width="3.493cm" style:rel-column-width="131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2" style:family="table-row">
      <style:table-row-properties style:min-row-height="0.598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.461cm" table:align="margins" style:writing-mode="lr-tb"/>
    </style:style>
    <style:style style:name="Таблица16.A" style:family="table-column">
      <style:table-column-properties style:column-width="2.178cm" style:rel-column-width="8176*"/>
    </style:style>
    <style:style style:name="Таблица16.B" style:family="table-column">
      <style:table-column-properties style:column-width="13.229cm" style:rel-column-width="49652*"/>
    </style:style>
    <style:style style:name="Таблица16.C" style:family="table-column">
      <style:table-column-properties style:column-width="2.053cm" style:rel-column-width="7707*"/>
    </style:style>
    <style:style style:name="Таблица16.A1" style:family="table-cell">
      <style:table-cell-properties fo:padding="0.097cm" fo:border="none"/>
    </style:style>
    <style:style style:name="Таблица3" style:family="table">
      <style:table-properties style:width="17.461cm" table:align="margins" style:writing-mode="lr-tb"/>
    </style:style>
    <style:style style:name="Таблица3.A" style:family="table-column">
      <style:table-column-properties style:column-width="1.004cm" style:rel-column-width="3766*"/>
    </style:style>
    <style:style style:name="Таблица3.B" style:family="table-column">
      <style:table-column-properties style:column-width="5.978cm" style:rel-column-width="22436*"/>
    </style:style>
    <style:style style:name="Таблица3.C" style:family="table-column">
      <style:table-column-properties style:column-width="3.493cm" style:rel-column-width="13108*"/>
    </style:style>
    <style:style style:name="Таблица3.E" style:family="table-column">
      <style:table-column-properties style:column-width="3.494cm" style:rel-column-width="1311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461cm" table:align="margins" style:writing-mode="lr-tb"/>
    </style:style>
    <style:style style:name="Таблица17.A" style:family="table-column">
      <style:table-column-properties style:column-width="2.178cm" style:rel-column-width="8176*"/>
    </style:style>
    <style:style style:name="Таблица17.B" style:family="table-column">
      <style:table-column-properties style:column-width="13.229cm" style:rel-column-width="49652*"/>
    </style:style>
    <style:style style:name="Таблица17.C" style:family="table-column">
      <style:table-column-properties style:column-width="2.053cm" style:rel-column-width="7707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461cm" table:align="margins" style:writing-mode="lr-tb"/>
    </style:style>
    <style:style style:name="Таблица18.A" style:family="table-column">
      <style:table-column-properties style:column-width="2.178cm" style:rel-column-width="8176*"/>
    </style:style>
    <style:style style:name="Таблица18.B" style:family="table-column">
      <style:table-column-properties style:column-width="13.229cm" style:rel-column-width="49652*"/>
    </style:style>
    <style:style style:name="Таблица18.C" style:family="table-column">
      <style:table-column-properties style:column-width="2.053cm" style:rel-column-width="7707*"/>
    </style:style>
    <style:style style:name="Таблица18.A1" style:family="table-cell">
      <style:table-cell-properties fo:padding="0.097cm" fo:border="none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3.493cm" style:rel-column-width="1310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461cm" table:align="margins" style:may-break-between-rows="false" style:writing-mode="lr-tb"/>
    </style:style>
    <style:style style:name="Таблица19.A" style:family="table-column">
      <style:table-column-properties style:column-width="2.178cm" style:rel-column-width="8176*"/>
    </style:style>
    <style:style style:name="Таблица19.B" style:family="table-column">
      <style:table-column-properties style:column-width="13.229cm" style:rel-column-width="49652*"/>
    </style:style>
    <style:style style:name="Таблица19.C" style:family="table-column">
      <style:table-column-properties style:column-width="2.053cm" style:rel-column-width="7707*"/>
    </style:style>
    <style:style style:name="Таблица19.A1" style:family="table-cell">
      <style:table-cell-properties fo:padding="0.097cm" fo:border="none"/>
    </style:style>
    <style:style style:name="Таблица5" style:family="table">
      <style:table-properties style:width="17.461cm" table:align="margins" style:writing-mode="lr-tb"/>
    </style:style>
    <style:style style:name="Таблица5.A" style:family="table-column">
      <style:table-column-properties style:column-width="3.493cm" style:rel-column-width="1310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.461cm" table:align="margins" style:writing-mode="lr-tb"/>
    </style:style>
    <style:style style:name="Таблица6.A" style:family="table-column">
      <style:table-column-properties style:column-width="0.78cm" style:rel-column-width="2925*"/>
    </style:style>
    <style:style style:name="Таблица6.B" style:family="table-column">
      <style:table-column-properties style:column-width="5.823cm" style:rel-column-width="21851*"/>
    </style:style>
    <style:style style:name="Таблица6.C" style:family="table-column">
      <style:table-column-properties style:column-width="2.113cm" style:rel-column-width="7930*"/>
    </style:style>
    <style:style style:name="Таблица6.D" style:family="table-column">
      <style:table-column-properties style:column-width="4.38cm" style:rel-column-width="16436*"/>
    </style:style>
    <style:style style:name="Таблица6.E" style:family="table-column">
      <style:table-column-properties style:column-width="1.907cm" style:rel-column-width="7155*"/>
    </style:style>
    <style:style style:name="Таблица6.F" style:family="table-column">
      <style:table-column-properties style:column-width="2.461cm" style:rel-column-width="923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461cm" table:align="margins" style:writing-mode="lr-tb"/>
    </style:style>
    <style:style style:name="Таблица7.A" style:family="table-column">
      <style:table-column-properties style:column-width="0.792cm" style:rel-column-width="2972*"/>
    </style:style>
    <style:style style:name="Таблица7.B" style:family="table-column">
      <style:table-column-properties style:column-width="5.823cm" style:rel-column-width="21851*"/>
    </style:style>
    <style:style style:name="Таблица7.C" style:family="table-column">
      <style:table-column-properties style:column-width="3.859cm" style:rel-column-width="14483*"/>
    </style:style>
    <style:style style:name="Таблица7.D" style:family="table-column">
      <style:table-column-properties style:column-width="3.493cm" style:rel-column-width="13107*"/>
    </style:style>
    <style:style style:name="Таблица7.E" style:family="table-column">
      <style:table-column-properties style:column-width="3.496cm" style:rel-column-width="13122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461cm" table:align="margins" style:writing-mode="lr-tb"/>
    </style:style>
    <style:style style:name="Таблица8.A" style:family="table-column">
      <style:table-column-properties style:column-width="0.792cm" style:rel-column-width="2972*"/>
    </style:style>
    <style:style style:name="Таблица8.B" style:family="table-column">
      <style:table-column-properties style:column-width="5.823cm" style:rel-column-width="21851*"/>
    </style:style>
    <style:style style:name="Таблица8.C" style:family="table-column">
      <style:table-column-properties style:column-width="3.859cm" style:rel-column-width="14483*"/>
    </style:style>
    <style:style style:name="Таблица8.D" style:family="table-column">
      <style:table-column-properties style:column-width="3.493cm" style:rel-column-width="13107*"/>
    </style:style>
    <style:style style:name="Таблица8.E" style:family="table-column">
      <style:table-column-properties style:column-width="3.496cm" style:rel-column-width="13122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461cm" table:align="margins" style:writing-mode="lr-tb"/>
    </style:style>
    <style:style style:name="Таблица9.A" style:family="table-column">
      <style:table-column-properties style:column-width="0.997cm" style:rel-column-width="3740*"/>
    </style:style>
    <style:style style:name="Таблица9.B" style:family="table-column">
      <style:table-column-properties style:column-width="5.987cm" style:rel-column-width="22469*"/>
    </style:style>
    <style:style style:name="Таблица9.C" style:family="table-column">
      <style:table-column-properties style:column-width="3.493cm" style:rel-column-width="13108*"/>
    </style:style>
    <style:style style:name="Таблица9.E" style:family="table-column">
      <style:table-column-properties style:column-width="3.493cm" style:rel-column-width="13110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.461cm" table:align="margins" style:writing-mode="lr-tb"/>
    </style:style>
    <style:style style:name="Таблица10.A" style:family="table-column">
      <style:table-column-properties style:column-width="0.997cm" style:rel-column-width="3740*"/>
    </style:style>
    <style:style style:name="Таблица10.B" style:family="table-column">
      <style:table-column-properties style:column-width="2.895cm" style:rel-column-width="10864*"/>
    </style:style>
    <style:style style:name="Таблица10.C" style:family="table-column">
      <style:table-column-properties style:column-width="3.891cm" style:rel-column-width="14604*"/>
    </style:style>
    <style:style style:name="Таблица10.D" style:family="table-column">
      <style:table-column-properties style:column-width="4.607cm" style:rel-column-width="17292*"/>
    </style:style>
    <style:style style:name="Таблица10.E" style:family="table-column">
      <style:table-column-properties style:column-width="3.298cm" style:rel-column-width="12380*"/>
    </style:style>
    <style:style style:name="Таблица10.F" style:family="table-column">
      <style:table-column-properties style:column-width="1.773cm" style:rel-column-width="6655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F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461cm" table:align="margins" style:writing-mode="lr-tb"/>
    </style:style>
    <style:style style:name="Таблица11.A" style:family="table-column">
      <style:table-column-properties style:column-width="0.997cm" style:rel-column-width="3740*"/>
    </style:style>
    <style:style style:name="Таблица11.B" style:family="table-column">
      <style:table-column-properties style:column-width="5.987cm" style:rel-column-width="22469*"/>
    </style:style>
    <style:style style:name="Таблица11.C" style:family="table-column">
      <style:table-column-properties style:column-width="3.493cm" style:rel-column-width="13108*"/>
    </style:style>
    <style:style style:name="Таблица11.E" style:family="table-column">
      <style:table-column-properties style:column-width="3.493cm" style:rel-column-width="13110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.461cm" table:align="margins" style:writing-mode="lr-tb"/>
    </style:style>
    <style:style style:name="Таблица12.A" style:family="table-column">
      <style:table-column-properties style:column-width="0.997cm" style:rel-column-width="3740*"/>
    </style:style>
    <style:style style:name="Таблица12.B" style:family="table-column">
      <style:table-column-properties style:column-width="5.789cm" style:rel-column-width="21728*"/>
    </style:style>
    <style:style style:name="Таблица12.C" style:family="table-column">
      <style:table-column-properties style:column-width="10.675cm" style:rel-column-width="4006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461cm" table:align="margins" style:writing-mode="lr-tb"/>
    </style:style>
    <style:style style:name="Таблица13.A" style:family="table-column">
      <style:table-column-properties style:column-width="4.366cm" style:rel-column-width="16384*"/>
    </style:style>
    <style:style style:name="Таблица13.D" style:family="table-column">
      <style:table-column-properties style:column-width="4.366cm" style:rel-column-width="16383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.461cm" table:align="margins" style:writing-mode="lr-tb"/>
    </style:style>
    <style:style style:name="Таблица14.A" style:family="table-column">
      <style:table-column-properties style:column-width="0.903cm" style:rel-column-width="3389*"/>
    </style:style>
    <style:style style:name="Таблица14.B" style:family="table-column">
      <style:table-column-properties style:column-width="5.385cm" style:rel-column-width="20214*"/>
    </style:style>
    <style:style style:name="Таблица14.C" style:family="table-column">
      <style:table-column-properties style:column-width="3.403cm" style:rel-column-width="12771*"/>
    </style:style>
    <style:style style:name="Таблица14.E" style:family="table-column">
      <style:table-column-properties style:column-width="2.182cm" style:rel-column-width="8190*"/>
    </style:style>
    <style:style style:name="Таблица14.F" style:family="table-column">
      <style:table-column-properties style:column-width="2.185cm" style:rel-column-width="8200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C2" style:family="table-cell">
      <style:table-cell-properties fo:padding="0.097cm" fo:border-left="0.5pt solid #000000" fo:border-right="none" fo:border-top="none" fo:border-bottom="0.5pt solid #000000"/>
    </style:style>
    <style:style style:name="Таблица1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461cm" table:align="margins" style:writing-mode="lr-tb"/>
    </style:style>
    <style:style style:name="Таблица15.A" style:family="table-column">
      <style:table-column-properties style:column-width="4.366cm" style:rel-column-width="16383*"/>
    </style:style>
    <style:style style:name="Таблица15.B" style:family="table-column">
      <style:table-column-properties style:column-width="4.366cm" style:rel-column-width="16384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ESKD_20_Title_20_Text_20_Big">
      <style:text-properties officeooo:rsid="001380f9" officeooo:paragraph-rsid="001380f9"/>
    </style:style>
    <style:style style:name="P2" style:family="paragraph" style:parent-style-name="ESKD_20_Title_20_Text_20_Medium">
      <style:text-properties officeooo:rsid="001380f9" officeooo:paragraph-rsid="001380f9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Footer">
      <style:text-properties officeooo:rsid="000bec50" officeooo:paragraph-rsid="000bec50"/>
    </style:style>
    <style:style style:name="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7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paragraph-rsid="01a6fe77"/>
    </style:style>
    <style:style style:name="P10" style:family="paragraph" style:parent-style-name="Text_20_body">
      <style:text-properties officeooo:paragraph-rsid="01a6fe77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able_20_Contents">
      <style:text-properties officeooo:paragraph-rsid="01aa99fd"/>
    </style:style>
    <style:style style:name="P13" style:family="paragraph" style:parent-style-name="Table_20_Contents">
      <style:text-properties officeooo:paragraph-rsid="01ad6eb7"/>
    </style:style>
    <style:style style:name="P14" style:family="paragraph" style:parent-style-name="Table_20_Contents">
      <style:text-properties officeooo:rsid="01a68da3" officeooo:paragraph-rsid="01a68da3"/>
    </style:style>
    <style:style style:name="P15" style:family="paragraph" style:parent-style-name="Text_20_body">
      <style:text-properties officeooo:rsid="01a68da3" officeooo:paragraph-rsid="01a68da3"/>
    </style:style>
    <style:style style:name="P16" style:family="paragraph" style:parent-style-name="Table_20_Contents">
      <style:text-properties officeooo:rsid="01a68da3" officeooo:paragraph-rsid="01ad6eb7"/>
    </style:style>
    <style:style style:name="P17" style:family="paragraph" style:parent-style-name="Table_20_Contents">
      <style:text-properties officeooo:rsid="01b3fcd1" officeooo:paragraph-rsid="01b3fcd1"/>
    </style:style>
    <style:style style:name="P18" style:family="paragraph" style:parent-style-name="Table_20_Contents">
      <style:text-properties officeooo:rsid="01ad6eb7" officeooo:paragraph-rsid="01ad6eb7"/>
    </style:style>
    <style:style style:name="P19" style:family="paragraph" style:parent-style-name="Table_20_Contents">
      <style:text-properties officeooo:rsid="01ac576e" officeooo:paragraph-rsid="01ac576e"/>
    </style:style>
    <style:style style:name="P20" style:family="paragraph" style:parent-style-name="Text_20_body">
      <style:text-properties officeooo:rsid="01ac576e" officeooo:paragraph-rsid="01ac576e"/>
    </style:style>
    <style:style style:name="P21" style:family="paragraph" style:parent-style-name="Table_20_Contents">
      <style:text-properties officeooo:rsid="01aa99fd" officeooo:paragraph-rsid="01aa99fd"/>
    </style:style>
    <style:style style:name="P22" style:family="paragraph" style:parent-style-name="Text_20_body">
      <style:text-properties officeooo:rsid="01aa99fd" officeooo:paragraph-rsid="01aa99fd"/>
    </style:style>
    <style:style style:name="P23" style:family="paragraph" style:parent-style-name="Table_20_Contents">
      <style:text-properties officeooo:rsid="01aa99fd" officeooo:paragraph-rsid="01ac576e"/>
    </style:style>
    <style:style style:name="P24" style:family="paragraph" style:parent-style-name="Table_20_Contents">
      <style:text-properties officeooo:rsid="01cb1c88" officeooo:paragraph-rsid="01cb1c88"/>
    </style:style>
    <style:style style:name="P25" style:family="paragraph" style:parent-style-name="Text_20_body">
      <style:text-properties officeooo:rsid="01cb1c88" officeooo:paragraph-rsid="01cb1c88"/>
    </style:style>
    <style:style style:name="P26" style:family="paragraph" style:parent-style-name="Text_20_body">
      <style:text-properties officeooo:rsid="01adb5f4" officeooo:paragraph-rsid="01adb5f4"/>
    </style:style>
    <style:style style:name="P27" style:family="paragraph" style:parent-style-name="Text_20_body">
      <style:text-properties officeooo:paragraph-rsid="01c8c0e3"/>
    </style:style>
    <style:style style:name="P28" style:family="paragraph" style:parent-style-name="Text_20_body">
      <style:text-properties officeooo:paragraph-rsid="01a4f89c"/>
    </style:style>
    <style:style style:name="P29" style:family="paragraph" style:parent-style-name="Text_20_body">
      <style:text-properties officeooo:paragraph-rsid="0034ffe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31" style:family="paragraph" style:parent-style-name="Text_20_body">
      <style:text-properties officeooo:paragraph-rsid="01e888af"/>
    </style:style>
    <style:style style:name="P32" style:family="paragraph" style:parent-style-name="Title">
      <style:paragraph-properties fo:break-before="page"/>
    </style:style>
    <style:style style:name="P33" style:family="paragraph" style:parent-style-name="Титульник">
      <style:text-properties officeooo:paragraph-rsid="0021c0d8"/>
    </style:style>
    <style:style style:name="P34" style:family="paragraph" style:parent-style-name="Титульник">
      <style:text-properties officeooo:rsid="0021c0d8" officeooo:paragraph-rsid="0021c0d8"/>
    </style:style>
    <style:style style:name="P35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36" style:family="paragraph" style:parent-style-name="Титульник">
      <style:text-properties officeooo:rsid="00209cfe" officeooo:paragraph-rsid="00209cfe"/>
    </style:style>
    <style:style style:name="P37" style:family="paragraph" style:parent-style-name="Титульник_20_Заглавие">
      <style:text-properties officeooo:rsid="00209cfe" officeooo:paragraph-rsid="00209cfe"/>
    </style:style>
    <style:style style:name="P38" style:family="paragraph" style:parent-style-name="Title" style:master-page-name="ESKDFirst">
      <style:paragraph-properties style:page-number="auto" fo:break-before="page"/>
      <style:text-properties officeooo:rsid="004ef55c" officeooo:paragraph-rsid="004ef55c"/>
    </style:style>
    <style:style style:name="P39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style:language-asian="en" style:country-asian="US"/>
    </style:style>
    <style:style style:name="T1" style:family="text">
      <style:text-properties officeooo:rsid="001b7c8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21c0d8" style:font-weight-asian="bold" style:font-weight-complex="bold"/>
    </style:style>
    <style:style style:name="T4" style:family="text">
      <style:text-properties fo:font-weight="normal" officeooo:rsid="0021c0d8" style:font-weight-asian="normal" style:font-weight-complex="normal"/>
    </style:style>
    <style:style style:name="T5" style:family="text">
      <style:text-properties officeooo:rsid="0021c0d8"/>
    </style:style>
    <style:style style:name="T6" style:family="text">
      <style:text-properties officeooo:rsid="01a6fe77"/>
    </style:style>
    <style:style style:name="T7" style:family="text">
      <style:text-properties officeooo:rsid="01ac576e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1c8c0e3"/>
    </style:style>
    <style:style style:name="T10" style:family="text">
      <style:text-properties officeooo:rsid="01cb1c88"/>
    </style:style>
    <style:style style:name="T11" style:family="text">
      <style:text-properties officeooo:rsid="01d00eb0"/>
    </style:style>
    <style:style style:name="T12" style:family="text">
      <style:text-properties style:language-asian="en" style:country-asian="US"/>
    </style:style>
    <style:style style:name="T13" style:family="text">
      <style:text-properties officeooo:rsid="01e6381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draw:wrap-influence-on-position="once-concurrent" loext:allow-overlap="true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Титульник_20_Заглавие">ОГАПОУ УЛЬЯНОВСКИЙ АВИАЦИОННЫЙ КОЛЛЕДЖ — МЦК</text:p>
      <text:p text:style-name="Титульник">Специальность 09.02.07 Информационные системы и программирование</text:p>
      <text:p text:style-name="Титульник">Дисциплина МДК 01.01 Разработка программных модулей</text:p>
      <text:p text:style-name="Титульник"/>
      <text:p text:style-name="Титульник"/>
      <text:p text:style-name="Титульник"/>
      <text:p text:style-name="P37">ПОЯСНИТЕЛЬНАЯ ЗАПИСКА</text:p>
      <text:p text:style-name="P36">к курсовому проекту на тему «<text:variable-input text:name="Тема" text:description="Тема" office:value-type="string">Разработка и интеграция системы тестирования для образовательных учреждений</text:variable-input>»</text:p>
      <text:p text:style-name="P34">Автор работы ____________________________ / <text:variable-input text:name="Автор" text:description="Автор" office:value-type="string">Люцко Г.А.</text:variable-input><text:s/>/</text:p>
      <text:p text:style-name="P34"/>
      <text:p text:style-name="P34"/>
      <text:p text:style-name="Титульник"><text:span text:style-name="T5">Обозначение </text:span>курсового<text:span text:style-name="T5"> проекта </text:span><text:span text:style-name="T5"><text:variable-input text:name="НомДок" text:description="Номер документа" office:value-type="string">ДП23.09.02.07.191.11.0001 ПЗ</text:variable-input></text:span></text:p>
      <text:p text:style-name="P34">Группа 19ис-1</text:p>
      <text:p text:style-name="P34">ПРОЕКТ ЗАЩИЩЕН ___________ __________</text:p>
      <text:p text:style-name="P33"><text:span text:style-name="T3">РУКОВОДИТЕЛЬ ПРОЕКТА </text:span><text:span text:style-name="T4">_____________________ / </text:span><text:span text:style-name="T4"><text:variable-input text:name="Проверил" text:description="Проверил" office:value-type="string">Мардамшина А.А.</text:variable-input></text:span><text:span text:style-name="T4"><text:s/>/</text:span></text:p>
      <text:p text:style-name="P35"/>
      <text:p text:style-name="P35"/>
      <text:p text:style-name="P35"><text:soft-page-break/></text:p>
      <text:p text:style-name="P38"><text:bookmark-start text:name="__RefHeading___Toc3965_2948082591"/>Содержание<text:bookmark-end text:name="__RefHeading___Toc3965_2948082591"/></text:p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7"><text:a xlink:type="simple" xlink:href="#__RefHeading___Toc3965_2948082591" text:style-name="Index_20_Link" text:visited-style-name="Index_20_Link">Содержание<text:tab/>3</text:a></text:p>
          <text:p text:style-name="P7"><text:a xlink:type="simple" xlink:href="#__RefHeading___Toc3859_2948082591" text:style-name="Index_20_Link" text:visited-style-name="Index_20_Link">Введение<text:tab/>4</text:a></text:p>
          <text:p text:style-name="P7"><text:a xlink:type="simple" xlink:href="#__RefHeading___Toc12820_1831697246" text:style-name="Index_20_Link" text:visited-style-name="Index_20_Link">1. Специальная часть<text:tab/>5</text:a></text:p>
          <text:p text:style-name="P7"><text:a xlink:type="simple" xlink:href="#__RefHeading___Toc12808_1831697246" text:style-name="Index_20_Link" text:visited-style-name="Index_20_Link">2. Эксплуатационные руководства<text:tab/>6</text:a></text:p>
          <text:p text:style-name="P7"><text:a xlink:type="simple" xlink:href="#__RefHeading___Toc12818_1831697246" text:style-name="Index_20_Link" text:visited-style-name="Index_20_Link">3. Экономическая часть<text:tab/>7</text:a></text:p>
          <text:p text:style-name="P8"><text:a xlink:type="simple" xlink:href="#__RefHeading___Toc5474_1630628828" text:style-name="Index_20_Link" text:visited-style-name="Index_20_Link">Описание производственного процесса<text:tab/>7</text:a></text:p>
          <text:p text:style-name="P8"><text:a xlink:type="simple" xlink:href="#__RefHeading___Toc5478_1630628828" text:style-name="Index_20_Link" text:visited-style-name="Index_20_Link">Итоговые затраты<text:tab/>9</text:a></text:p>
          <text:p text:style-name="P8"><text:a xlink:type="simple" xlink:href="#__RefHeading___Toc5476_1630628828" text:style-name="Index_20_Link" text:visited-style-name="Index_20_Link">Себестоимость программного обеспечения<text:tab/>9</text:a></text:p>
          <text:p text:style-name="P8"><text:a xlink:type="simple" xlink:href="#__RefHeading___Toc3849_331314293" text:style-name="Index_20_Link" text:visited-style-name="Index_20_Link">Экономический эффект<text:tab/>11</text:a></text:p>
          <text:p text:style-name="P8"><text:a xlink:type="simple" xlink:href="#__RefHeading___Toc3847_331314293" text:style-name="Index_20_Link" text:visited-style-name="Index_20_Link">Экономическая эффективность<text:tab/>13</text:a></text:p>
          <text:p text:style-name="P7"><text:a xlink:type="simple" xlink:href="#__RefHeading___Toc12816_1831697246" text:style-name="Index_20_Link" text:visited-style-name="Index_20_Link">4. Охрана труда, информационная безопасность и регламенты обслуживания пк<text:tab/>14</text:a></text:p>
          <text:p text:style-name="P8"><text:a xlink:type="simple" xlink:href="#__RefHeading___Toc3845_331314293" text:style-name="Index_20_Link" text:visited-style-name="Index_20_Link">Требования охраны труда при работе за персональным компьютером<text:tab/>14</text:a></text:p>
          <text:p text:style-name="P8"><text:a xlink:type="simple" xlink:href="#__RefHeading___Toc3843_331314293" text:style-name="Index_20_Link" text:visited-style-name="Index_20_Link">Обеспечение информационной безопасности<text:tab/>15</text:a></text:p>
          <text:p text:style-name="P8"><text:a xlink:type="simple" xlink:href="#__RefHeading___Toc3841_331314293" text:style-name="Index_20_Link" text:visited-style-name="Index_20_Link">Регламенты обслуживания ПЭВМ<text:tab/>17</text:a></text:p>
          <text:p text:style-name="P7"><text:a xlink:type="simple" xlink:href="#__RefHeading___Toc12814_1831697246" text:style-name="Index_20_Link" text:visited-style-name="Index_20_Link">Заключение<text:tab/>20</text:a></text:p>
          <text:p text:style-name="P7"><text:a xlink:type="simple" xlink:href="#__RefHeading___Toc12812_1831697246" text:style-name="Index_20_Link" text:visited-style-name="Index_20_Link">Список использованных источников<text:tab/>21</text:a></text:p>
          <text:p text:style-name="P7"><text:a xlink:type="simple" xlink:href="#__RefHeading___Toc12810_1831697246" text:style-name="Index_20_Link" text:visited-style-name="Index_20_Link">Приложения<text:tab/>22</text:a></text:p>
        </text:index-body>
      </text:table-of-content>
      <text:p text:style-name="P30"/>
      <text:p text:style-name="P32"><text:bookmark-start text:name="__RefHeading___Toc3859_2948082591"/>Введение<text:bookmark-end text:name="__RefHeading___Toc3859_2948082591"/></text:p>
      <text:p text:style-name="P29"/>
      <text:p text:style-name="P32"><text:bookmark-start text:name="__RefHeading___Toc12820_1831697246"/><text:span text:style-name="T13">1. </text:span>Специальная часть<text:bookmark-end text:name="__RefHeading___Toc12820_1831697246"/></text:p>
      <text:p text:style-name="P28"/>
      <text:p text:style-name="P32"><text:bookmark-start text:name="__RefHeading___Toc12808_1831697246"/><text:span text:style-name="T13">2. </text:span>Эксплуатационные руководства<text:bookmark-end text:name="__RefHeading___Toc12808_1831697246"/></text:p>
      <text:p text:style-name="Text_20_body"/>
      <text:p text:style-name="P32"><text:bookmark-start text:name="__RefHeading___Toc12818_1831697246"/><text:span text:style-name="T13">3. </text:span><text:span text:style-name="T6">Экономическая </text:span>часть<text:bookmark-end text:name="__RefHeading___Toc12818_1831697246"/></text:p>
      <text:h text:style-name="Heading_20_1" text:outline-level="1"><text:bookmark-start text:name="__RefHeading___Toc5474_1630628828"/>Описание производственного процесса<text:bookmark-end text:name="__RefHeading___Toc5474_1630628828"/></text:h>
      <text:p text:style-name="Text_20_body">Описание производственного процесса необходимо для того, чтобы пользователь нового программного обеспечения понял, насколько трудоемким и дорогостоящим был процесс до внедрения программы.</text:p>
      <text:p text:style-name="Text_20_body">В первую очередь необходимо определить затраты по организации данного вида работ до внедрения нового программного обеспечения, то есть количество работников, занятых данным видом работ, и время, затрачиваемое ими на выполнение операции. За плановый период для расчетов берется 1 месяц. Технологический процесс необходимо представить в виде таблицы <text:sequence-ref text:reference-format="value" text:ref-name="refTable0">1</text:sequence-ref>.</text:p>
      <text:p text:style-name="Table">Таблица <text:sequence text:ref-name="refTable0" text:name="Table" text:formula="ooow:Table+1" style:num-format="1">1</text:sequence><text:s/>— Технологический процесс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Table_20_Contents">№</text:p>
          </table:table-cell>
          <table:table-cell table:style-name="Таблица2.A1" office:value-type="string">
            <text:p text:style-name="Table_20_Contents">Наименование операции</text:p>
          </table:table-cell>
          <table:table-cell table:style-name="Таблица2.A1" office:value-type="string">
            <text:p text:style-name="Table_20_Contents">Должность</text:p>
          </table:table-cell>
          <table:table-cell table:style-name="Таблица2.A1" office:value-type="string">
            <text:p text:style-name="Table_20_Contents">Кол-во, час</text:p>
          </table:table-cell>
          <table:table-cell table:style-name="Таблица2.E1" office:value-type="string">
            <text:p text:style-name="Table_20_Contents">Кол-во чел.</text:p>
          </table:table-cell>
        </table:table-row>
        <table:table-row table:style-name="Таблица2.2"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Проверка работ учащихся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4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Печать бланков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3</text:p>
          </table:table-cell>
          <table:table-cell table:style-name="Таблица2.A2" office:value-type="string">
            <text:p text:style-name="Table_20_Contents">Составление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20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Итого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25</text:p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Text_20_body">Расчет основное заработной платы работников производится по формуле (<text:sequence-ref text:reference-format="value" text:ref-name="refФормула0">1</text:sequence-ref>)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table:number-columns-spanned="2" office:value-type="string">
            <text:p text:style-name="Numbering"><draw:frame draw:style-name="fr2" draw:name="Объект24" text:anchor-type="as-char" svg:y="-0.439cm" svg:width="4.136cm" svg:height="0.619cm" draw:z-index="22"><draw:object xlink:href="./Object 24" xlink:type="simple" xlink:show="embed" xlink:actuate="onLoad"/><draw:image xlink:href="./ObjectReplacements/Object 24" xlink:type="simple" xlink:show="embed" xlink:actuate="onLoad"/></draw:frame>,</text:p>
          </table:table-cell>
          <table:covered-table-cell/>
          <table:table-cell table:style-name="Таблица16.A1" office:value-type="string">
            <text:p text:style-name="Numbering">(<text:sequence text:ref-name="refФормула0" text:name="Формула" text:formula="ooow:Формула+1" style:num-format="1">1</text:sequence>)</text:p>
          </table:table-cell>
        </table:table-row>
        <table:table-row>
          <table:table-cell table:style-name="Таблица16.A1" office:value-type="string">
            <text:p text:style-name="where">где</text:p>
          </table:table-cell>
          <table:table-cell table:style-name="Таблица16.A1" table:number-columns-spanned="2" office:value-type="string">
            <text:p text:style-name="Description"><draw:frame draw:style-name="fr2" draw:name="Объект25" text:anchor-type="as-char" svg:y="-0.439cm" svg:width="1.286cm" svg:height="0.619cm" draw:z-index="23"><draw:object xlink:href="./Object 25" xlink:type="simple" xlink:show="embed" xlink:actuate="onLoad"/><draw:image xlink:href="./ObjectReplacements/Object 25" xlink:type="simple" xlink:show="embed" xlink:actuate="onLoad"/></draw:frame><text:s/>— заработная палата работника за 1 час;</text:p>
            <text:p text:style-name="Description"><draw:frame draw:style-name="fr2" draw:name="Объект27" text:anchor-type="as-char" svg:y="-0.439cm" svg:width="0.328cm" svg:height="0.547cm" draw:z-index="24"><draw:object xlink:href="./Object 27" xlink:type="simple" xlink:show="embed" xlink:actuate="onLoad"/><draw:image xlink:href="./ObjectReplacements/Object 27" xlink:type="simple" xlink:show="embed" xlink:actuate="onLoad"/><svg:desc>формула</svg:desc></draw:frame><text:s/>— время затрачиваемое на работу;</text:p>
            <text:p text:style-name="Description"><draw:frame draw:style-name="fr2" draw:name="Объект26" text:anchor-type="as-char" svg:y="-0.439cm" svg:width="0.358cm" svg:height="0.547cm" draw:z-index="25"><draw:object xlink:href="./Object 26" xlink:type="simple" xlink:show="embed" xlink:actuate="onLoad"/><draw:image xlink:href="./ObjectReplacements/Object 26" xlink:type="simple" xlink:show="embed" xlink:actuate="onLoad"/></draw:frame><text:s/>— количество человек.</text:p>
          </table:table-cell>
          <table:covered-table-cell/>
        </table:table-row>
      </table:table>
      <text:p text:style-name="Text_20_body">Используя информацию о технологическом процессе из таблицы <text:sequence-ref text:reference-format="value" text:ref-name="refTable0">1</text:sequence-ref><text:s/>и формулу (<text:sequence-ref text:reference-format="value" text:ref-name="refФормула0">1</text:sequence-ref>) рассчитаем основную зарплату работников (таблица <text:sequence-ref text:reference-format="value" text:ref-name="refTable1">2</text:sequence-ref>).</text:p>
      <text:p text:style-name="Table">Таблица <text:sequence text:ref-name="refTable1" text:name="Table" text:formula="ooow:Table+1" style:num-format="1">2</text:sequence><text:s/>— Заработная плата основных работник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row>
          <table:table-cell table:style-name="Таблица3.A1" office:value-type="string">
            <text:p text:style-name="Table_20_Contents">№</text:p>
          </table:table-cell>
          <table:table-cell table:style-name="Таблица3.A1" office:value-type="string">
            <text:p text:style-name="Table_20_Contents">Должность</text:p>
          </table:table-cell>
          <table:table-cell table:style-name="Таблица3.A1" office:value-type="string">
            <text:p text:style-name="Table_20_Contents">Всего человек</text:p>
          </table:table-cell>
          <table:table-cell table:style-name="Таблица3.A1" office:value-type="string">
            <text:p text:style-name="Table_20_Contents"><draw:frame draw:style-name="fr2" draw:name="Объект2" text:anchor-type="as-char" svg:y="-0.439cm" svg:width="1.286cm" svg:height="0.619cm" draw:z-index="26"><draw:object xlink:href="./Object 2" xlink:type="simple" xlink:show="embed" xlink:actuate="onLoad"/><draw:image xlink:href="./ObjectReplacements/Object 2" xlink:type="simple" xlink:show="embed" xlink:actuate="onLoad"/></draw:frame>, руб.</text:p>
          </table:table-cell>
          <table:table-cell table:style-name="Таблица3.E1" office:value-type="string">
            <text:p text:style-name="Table_20_Contents"><draw:frame draw:style-name="fr2" draw:name="Объект31" text:anchor-type="as-char" svg:y="-0.439cm" svg:width="1.106cm" svg:height="0.619cm" draw:z-index="27"><draw:object xlink:href="./Object 31" xlink:type="simple" xlink:show="embed" xlink:actuate="onLoad"/><draw:image xlink:href="./ObjectReplacements/Object 31" xlink:type="simple" xlink:show="embed" xlink:actuate="onLoad"/></draw:frame>, руб.</text:p>
          </table:table-cell>
        </table:table-row>
        <table:table-row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Преподаватель</text:p>
          </table:table-cell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180</text:p>
          </table:table-cell>
          <table:table-cell table:style-name="Таблица3.E2" office:value-type="string">
            <text:p text:style-name="Table_20_Contents">180 * 25 * 1 = 450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>Итого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E2" office:value-type="string">
            <text:p text:style-name="Table_20_Contents">4500</text:p>
          </table:table-cell>
        </table:table-row>
      </table:table>
      <text:p text:style-name="Text_20_body">Помимо основной зарплаты работники могут получать дополнительные стимулирующие выплаты (премии, надбавки и т. д.). Для расчета средств затраченных на дополнительную заработную плату используем формулу (<text:sequence-ref text:reference-format="value" text:ref-name="refФормула1">2</text:sequence-ref>)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table:number-columns-spanned="2" office:value-type="string">
            <text:p text:style-name="Numbering"><draw:frame draw:style-name="fr2" draw:name="Объект28" text:anchor-type="as-char" svg:y="-0.439cm" svg:width="3.822cm" svg:height="0.619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    </table:table-cell>
          <table:covered-table-cell/>
          <table:table-cell table:style-name="Таблица17.A1" office:value-type="string">
            <text:p text:style-name="Numbering">(<text:sequence text:ref-name="refФормула1" text:name="Формула" text:formula="ooow:Формула+1" style:num-format="1">2</text:sequence>)</text:p>
          </table:table-cell>
        </table:table-row>
        <table:table-row>
          <table:table-cell table:style-name="Таблица17.A1" office:value-type="string">
            <text:p text:style-name="where">где</text:p>
          </table:table-cell>
          <table:table-cell table:style-name="Таблица17.A1" table:number-columns-spanned="2" office:value-type="string">
            <text:p text:style-name="Description"><draw:frame draw:style-name="fr2" draw:name="Объект29" text:anchor-type="as-char" svg:y="-0.439cm" svg:width="1.106cm" svg:height="0.619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30" text:anchor-type="as-char" svg:y="-0.439cm" svg:width="0.857cm" svg:height="0.619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text:s/>— коэффициент дополнительной заработной платы.</text:p>
          </table:table-cell>
          <table:covered-table-cell/>
        </table:table-row>
      </table:table>
      <text:p text:style-name="Text_20_body">Данные об основной заработной плате возьмем из таблицы <text:sequence-ref text:reference-format="value" text:ref-name="refTable1">2</text:sequence-ref>. За коэффициент возьмём 0,12. Итого затраты на дополнительную заплату составят: <draw:frame draw:style-name="fr2" draw:name="Объект1" text:anchor-type="as-char" svg:y="-0.439cm" svg:width="3.351cm" svg:height="0.547cm" draw:z-index="0"><draw:object xlink:href="./Object 1" xlink:type="simple" xlink:show="embed" xlink:actuate="onLoad"/><draw:image xlink:href="./ObjectReplacements/Object 1" xlink:type="simple" xlink:show="embed" xlink:actuate="onLoad"/></draw:frame><text:s/>рубля.</text:p>
      <text:p text:style-name="P31">Отчисления на социальное страхование являются обязательными для предприятий любой формы собственности и вида деятельности. Данные затраты считаются по формуле (<text:sequence-ref text:reference-format="value" text:ref-name="refФормула2">3</text:sequence-ref>)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table:number-columns-spanned="2" office:value-type="string">
            <text:p text:style-name="Numbering"><draw:frame draw:style-name="fr2" draw:name="Объект32" text:anchor-type="as-char" svg:y="-0.45cm" svg:width="5.724cm" svg:height="0.63cm" draw:z-index="33"><draw:object xlink:href="./Object 32" xlink:type="simple" xlink:show="embed" xlink:actuate="onLoad"/><draw:image xlink:href="./ObjectReplacements/Object 32" xlink:type="simple" xlink:show="embed" xlink:actuate="onLoad"/><svg:desc>формула</svg:desc></draw:frame>,</text:p>
          </table:table-cell>
          <table:covered-table-cell/>
          <table:table-cell table:style-name="Таблица18.A1" office:value-type="string">
            <text:p text:style-name="Numbering">(<text:sequence text:ref-name="refФормула2" text:name="Формула" text:formula="ooow:Формула+1" style:num-format="1">3</text:sequence>)</text:p>
          </table:table-cell>
        </table:table-row>
        <table:table-row>
          <table:table-cell table:style-name="Таблица18.A1" office:value-type="string">
            <text:p text:style-name="where">где</text:p>
          </table:table-cell>
          <table:table-cell table:style-name="Таблица18.A1" table:number-columns-spanned="2" office:value-type="string">
            <text:p text:style-name="Description"><draw:frame draw:style-name="fr2" draw:name="Объект33" text:anchor-type="as-char" svg:y="-0.439cm" svg:width="0.907cm" svg:height="0.619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text:s/>— <text:span text:style-name="T9">коэффициент страхования</text:span>.</text:p>
          </table:table-cell>
          <table:covered-table-cell/>
        </table:table-row>
      </table:table>
      <text:p text:style-name="P27"><text:span text:style-name="T9">В РФ установлен единый тариф страхования для всех организация — 30%, т. е. наш коэффициент равен 0,3. Используя это рассчитаем необходимые отчисления в страховой фонд. </text:span><text:span text:style-name="T10">Затраты составят </text:span><text:span text:style-name="T9"><text:s/></text:span><text:span text:style-name="T9"><draw:frame draw:style-name="fr2" draw:name="Объект34" text:anchor-type="as-char" svg:y="-0.45cm" svg:width="6.272cm" svg:height="0.589cm" draw:z-index="31"><draw:object xlink:href="./Object 34" xlink:type="simple" xlink:show="embed" xlink:actuate="onLoad"/><draw:image xlink:href="./ObjectReplacements/Object 34" xlink:type="simple" xlink:show="embed" xlink:actuate="onLoad"/></draw:frame></text:span><text:span text:style-name="T9"><text:s/></text:span><text:span text:style-name="T10">рублей</text:span><text:span text:style-name="T9">.</text:span></text:p>
      <text:p text:style-name="P25">В производственном процессе используется оборудование, которое изнашивается и морально устраивает. Амортизация —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. Для её расчета составим ведомость используемого оборудования в производственном процессе (таблица <text:sequence-ref text:reference-format="value" text:ref-name="refФормула2">3</text:sequence-ref>).</text:p>
      <text:p text:style-name="P11">Таблица <text:sequence text:ref-name="refTable2" text:name="Table" text:formula="ooow:Table+1" style:num-format="1">3</text:sequence><text:s/>— Ведомость оборудования.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Table_20_Contents">№</text:p>
          </table:table-cell>
          <table:table-cell table:style-name="Таблица4.A1" office:value-type="string">
            <text:p text:style-name="Table_20_Contents">Наименование оборудования</text:p>
          </table:table-cell>
          <table:table-cell table:style-name="Таблица4.A1" office:value-type="string">
            <text:p text:style-name="Table_20_Contents">Количество</text:p>
          </table:table-cell>
          <table:table-cell table:style-name="Таблица4.A1" office:value-type="string">
            <text:p text:style-name="Table_20_Contents">Первоначальная стоимость, руб.</text:p>
          </table:table-cell>
          <table:table-cell table:style-name="Таблица4.E1" office:value-type="string">
            <text:p text:style-name="Table_20_Contents">Сумма ОПФ <draw:frame draw:style-name="fr2" draw:name="Объект3" text:anchor-type="as-char" svg:y="-0.439cm" svg:width="0.512cm" svg:height="0.619cm" draw:z-index="32"><draw:object xlink:href="./Object 3" xlink:type="simple" xlink:show="embed" xlink:actuate="onLoad"/><draw:image xlink:href="./ObjectReplacements/Object 3" xlink:type="simple" xlink:show="embed" xlink:actuate="onLoad"/></draw:frame>, руб.</text:p>
          </table:table-cell>
        </table:table-row>
        <table:table-row>
          <table:table-cell table:style-name="Таблица4.A2" office:value-type="string">
            <text:p text:style-name="P14">1</text:p>
          </table:table-cell>
          <table:table-cell table:style-name="Таблица4.A2" office:value-type="string">
            <text:p text:style-name="P14">Принтер</text:p>
          </table:table-cell>
          <table:table-cell table:style-name="Таблица4.A2" office:value-type="string">
            <text:p text:style-name="P14">1</text:p>
          </table:table-cell>
          <table:table-cell table:style-name="Таблица4.A2" office:value-type="string">
            <text:p text:style-name="P14">13000</text:p>
          </table:table-cell>
          <table:table-cell table:style-name="Таблица4.E2" office:value-type="string">
            <text:p text:style-name="P24">13000</text:p>
          </table:table-cell>
        </table:table-row>
        <table:table-row>
          <table:table-cell table:style-name="Таблица4.A2" office:value-type="string">
            <text:p text:style-name="P14">2</text:p>
          </table:table-cell>
          <table:table-cell table:style-name="Таблица4.A2" office:value-type="string">
            <text:p text:style-name="P14">Компьютер</text:p>
          </table:table-cell>
          <table:table-cell table:style-name="Таблица4.A2" office:value-type="string">
            <text:p text:style-name="P14">1</text:p>
          </table:table-cell>
          <table:table-cell table:style-name="Таблица4.A2" office:value-type="string">
            <text:p text:style-name="P14"><text:span text:style-name="T10">30</text:span>000</text:p>
          </table:table-cell>
          <table:table-cell table:style-name="Таблица4.E2" office:value-type="string">
            <text:p text:style-name="P24">30000</text:p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>Итого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14"/>
          </table:table-cell>
          <table:table-cell table:style-name="Таблица4.E2" office:value-type="string">
            <text:p text:style-name="P24">43000</text:p>
          </table:table-cell>
        </table:table-row>
      </table:table>
      <text:p text:style-name="P25">Рассчитаем месячную амортизацию по формуле (<text:sequence-ref text:reference-format="value" text:ref-name="refФормула3">4</text:sequence-ref>)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ext:soft-page-break/>
        <table:table-row>
          <table:table-cell table:style-name="Таблица19.A1" table:number-columns-spanned="2" office:value-type="string">
            <text:p text:style-name="Numbering"><draw:frame draw:style-name="fr2" draw:name="Объект35" text:anchor-type="as-char" svg:y="-0.45cm" svg:width="3.842cm" svg:height="0.63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,</text:p>
          </table:table-cell>
          <table:covered-table-cell/>
          <table:table-cell table:style-name="Таблица19.A1" office:value-type="string">
            <text:p text:style-name="Numbering">(<text:sequence text:ref-name="refФормула3" text:name="Формула" text:formula="ooow:Формула+1" style:num-format="1">4</text:sequence>)</text:p>
          </table:table-cell>
        </table:table-row>
        <table:table-row>
          <table:table-cell table:style-name="Таблица19.A1" office:value-type="string">
            <text:p text:style-name="where">где</text:p>
          </table:table-cell>
          <table:table-cell table:style-name="Таблица19.A1" table:number-columns-spanned="2" office:value-type="string">
            <text:p text:style-name="Description"><draw:frame draw:style-name="fr2" draw:name="Объект36" text:anchor-type="as-char" svg:y="-0.439cm" svg:width="0.512cm" svg:height="0.619cm" draw:z-index="36"><draw:object xlink:href="./Object 36" xlink:type="simple" xlink:show="embed" xlink:actuate="onLoad"/><draw:image xlink:href="./ObjectReplacements/Object 36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37" text:anchor-type="as-char" svg:y="-0.377cm" svg:width="0.506cm" svg:height="0.531cm" draw:z-index="37"><draw:object xlink:href="./Object 37" xlink:type="simple" xlink:show="embed" xlink:actuate="onLoad"/><draw:image xlink:href="./ObjectReplacements/Object 37" xlink:type="simple" xlink:show="embed" xlink:actuate="onLoad"/><svg:desc>формула</svg:desc></draw:frame><text:s/>— <text:span text:style-name="T10">норма амортизации</text:span>.</text:p>
          </table:table-cell>
          <table:covered-table-cell/>
        </table:table-row>
      </table:table>
      <text:p text:style-name="P15"><draw:frame draw:style-name="fr2" draw:name="Объект4" text:anchor-type="as-char" svg:y="-0.45cm" svg:width="5.027cm" svg:height="0.589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5">Коэффициент на ремонт оборудования составляет 0,05. Итоговые затраты на текущий ремонт оборудования составят:</text:p>
      <text:p text:style-name="Text_20_body"><draw:frame draw:style-name="fr2" draw:name="Объект5" text:anchor-type="as-char" svg:y="-0.386cm" svg:width="8.234cm" svg:height="0.542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5">Мощность электроприборов представлена в таблице <text:sequence-ref text:reference-format="value" text:ref-name="refTable3">4</text:sequence-ref>.</text:p>
      <text:p text:style-name="P11">Таблица <text:sequence text:ref-name="refTable3" text:name="Table" text:formula="ooow:Table+1" style:num-format="1">4</text:sequence><text:s/>— Мощность оборудования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Table_20_Contents">№</text:p>
          </table:table-cell>
          <table:table-cell table:style-name="Таблица5.A1" office:value-type="string">
            <text:p text:style-name="Table_20_Contents">Наименования оборудования</text:p>
          </table:table-cell>
          <table:table-cell table:style-name="Таблица5.A1" office:value-type="string">
            <text:p text:style-name="Table_20_Contents">Количество</text:p>
          </table:table-cell>
          <table:table-cell table:style-name="Таблица5.A1" office:value-type="string">
            <text:p text:style-name="Table_20_Contents">Мощность единицы, кВт</text:p>
          </table:table-cell>
          <table:table-cell table:style-name="Таблица5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5.A2" office:value-type="string">
            <text:p text:style-name="P14">1</text:p>
          </table:table-cell>
          <table:table-cell table:style-name="Таблица5.A2" office:value-type="string">
            <text:p text:style-name="P14">Принтер</text:p>
          </table:table-cell>
          <table:table-cell table:style-name="Таблица5.A2" office:value-type="string">
            <text:p text:style-name="P14">10</text:p>
          </table:table-cell>
          <table:table-cell table:style-name="Таблица5.A2" office:value-type="string">
            <text:p text:style-name="P14">0,25</text:p>
          </table:table-cell>
          <table:table-cell table:style-name="Таблица5.E2" office:value-type="string">
            <text:p text:style-name="P14">2,5</text:p>
          </table:table-cell>
        </table:table-row>
        <table:table-row>
          <table:table-cell table:style-name="Таблица5.A2" office:value-type="string">
            <text:p text:style-name="P14">2</text:p>
          </table:table-cell>
          <table:table-cell table:style-name="Таблица5.A2" office:value-type="string">
            <text:p text:style-name="P14">Компьютер</text:p>
          </table:table-cell>
          <table:table-cell table:style-name="Таблица5.A2" office:value-type="string">
            <text:p text:style-name="P14">10</text:p>
          </table:table-cell>
          <table:table-cell table:style-name="Таблица5.A2" office:value-type="string">
            <text:p text:style-name="P14">0,5</text:p>
          </table:table-cell>
          <table:table-cell table:style-name="Таблица5.E2" office:value-type="string">
            <text:p text:style-name="P14">5</text:p>
          </table:table-cell>
        </table:table-row>
        <table:table-row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14">Итого</text:p>
          </table:table-cell>
          <table:table-cell table:style-name="Таблица5.A2" office:value-type="string">
            <text:p text:style-name="P14">20</text:p>
          </table:table-cell>
          <table:table-cell table:style-name="Таблица5.A2" office:value-type="string">
            <text:p text:style-name="P14">0,75</text:p>
          </table:table-cell>
          <table:table-cell table:style-name="Таблица5.E2" office:value-type="string">
            <text:p text:style-name="P14">7,5</text:p>
          </table:table-cell>
        </table:table-row>
      </table:table>
      <text:p text:style-name="P15">Стоимость электроэнергии за 1 кВат * час — 5 рублей. Стоимость потребляемой энергии равно:</text:p>
      <text:p text:style-name="P15"><draw:frame draw:style-name="fr2" draw:name="Объект6" text:anchor-type="as-char" svg:y="-0.377cm" svg:width="5.805cm" svg:height="0.531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15">Общепроизводственные расходы планируются предприятием самостоятельно на год в процентном отношении от заработной платы основных рабочих. <text:span text:style-name="T6">Коэффициент расходов составляет 1,8.</text:span></text:p>
      <text:p text:style-name="P15"><draw:frame draw:style-name="fr2" draw:name="Объект7" text:anchor-type="as-char" svg:y="-0.386cm" svg:width="8.784cm" svg:height="0.542cm" draw:z-index="4"><draw:object xlink:href="./Object 7" xlink:type="simple" xlink:show="embed" xlink:actuate="onLoad"/><draw:image xlink:href="./ObjectReplacements/Object 7" xlink:type="simple" xlink:show="embed" xlink:actuate="onLoad"/></draw:frame></text:p>
      <text:h text:style-name="Heading_20_1" text:outline-level="1"><text:bookmark-start text:name="__RefHeading___Toc5478_1630628828"/>Итоговые затраты<text:bookmark-end text:name="__RefHeading___Toc5478_1630628828"/></text:h>
      <text:p text:style-name="P10"><text:span text:style-name="T6">Итоговые затраты предприятия составят </text:span><text:bookmark text:name="cwos"/>806319 <text:span text:style-name="T6">рублей.</text:span></text:p>
      <text:h text:style-name="P9" text:outline-level="1"><text:bookmark-start text:name="__RefHeading___Toc5476_1630628828"/>Себестоимость программного обеспечения<text:bookmark-end text:name="__RefHeading___Toc5476_1630628828"/></text:h>
      <text:p text:style-name="P10">Для того, чтобы определить эффективность от внедряемого программного обеспечения, необходимо знать сумму затрат на его разработку и внедрение, то есть его себестоимость.</text:p>
      <text:p text:style-name="P22">Заработная плата работников, непосредственно участвующих в разработке продукта, включая заработную плату специалистов-консультантов представлена в таблице <text:sequence-ref text:reference-format="value" text:ref-name="refTable4">5</text:sequence-ref>.</text:p>
      <text:p text:style-name="P11"><text:soft-page-break/>Таблица <text:sequence text:ref-name="refTable4" text:name="Table" text:formula="ooow:Table+1" style:num-format="1">5</text:sequence><text:s/>— Заработная плата участвующих в разработке продукт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Table_20_Contents">№</text:p>
          </table:table-cell>
          <table:table-cell table:style-name="Таблица6.A1" office:value-type="string">
            <text:p text:style-name="Table_20_Contents">Должность</text:p>
          </table:table-cell>
          <table:table-cell table:style-name="Таблица6.A1" office:value-type="string">
            <text:p text:style-name="Table_20_Contents">Всего человек</text:p>
          </table:table-cell>
          <table:table-cell table:style-name="Таблица6.A1" office:value-type="string">
            <text:p text:style-name="Table_20_Contents">Стоимость 1 час., руб.<text:span text:style-name="T8"/></text:p>
          </table:table-cell>
          <table:table-cell table:style-name="Таблица6.A1" office:value-type="string">
            <text:p text:style-name="Table_20_Contents">Кол-во часов</text:p>
          </table:table-cell>
          <table:table-cell table:style-name="Таблица6.F1" office:value-type="string">
            <text:p text:style-name="Table_20_Contents">Зарплата за период, руб.</text:p>
          </table:table-cell>
        </table:table-row>
        <table:table-row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Консультант по экономике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2</text:p>
          </table:table-cell>
          <table:table-cell table:style-name="Таблица6.F2" office:value-type="string">
            <text:p text:style-name="Table_20_Contents">105,00*2*1=210,00</text:p>
          </table:table-cell>
        </table:table-row>
        <table:table-row>
          <table:table-cell table:style-name="Таблица6.A2" office:value-type="string">
            <text:p text:style-name="Table_20_Contents">2</text:p>
          </table:table-cell>
          <table:table-cell table:style-name="Таблица6.A2" office:value-type="string">
            <text:p text:style-name="Table_20_Contents">Консультант по охране труда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F2" office:value-type="string">
            <text:p text:style-name="Table_20_Contents">105,00*1*1=105,00</text:p>
          </table:table-cell>
        </table:table-row>
        <table:table-row>
          <table:table-cell table:style-name="Таблица6.A2" office:value-type="string">
            <text:p text:style-name="Table_20_Contents">3</text:p>
          </table:table-cell>
          <table:table-cell table:style-name="Таблица6.A2" office:value-type="string">
            <text:p text:style-name="Table_20_Contents">Старший консультант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6</text:p>
          </table:table-cell>
          <table:table-cell table:style-name="Таблица6.F2" office:value-type="string">
            <text:p text:style-name="Table_20_Contents">105,00*6*1=630,00</text:p>
          </table:table-cell>
        </table:table-row>
        <table:table-row>
          <table:table-cell table:style-name="Таблица6.A2" office:value-type="string">
            <text:p text:style-name="Table_20_Contents">4</text:p>
          </table:table-cell>
          <table:table-cell table:style-name="Таблица6.A2" office:value-type="string">
            <text:p text:style-name="Table_20_Contents">Руководитель ДП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211,88</text:p>
          </table:table-cell>
          <table:table-cell table:style-name="Таблица6.A2" office:value-type="string">
            <text:p text:style-name="Table_20_Contents">10</text:p>
          </table:table-cell>
          <table:table-cell table:style-name="Таблица6.F2" office:value-type="string">
            <text:p text:style-name="Table_20_Contents">105,00*10*1=1050,00</text:p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>Итого</text:p>
          </table:table-cell>
          <table:table-cell table:style-name="Таблица6.A2" office:value-type="string">
            <text:p text:style-name="Table_20_Contents">4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19</text:p>
          </table:table-cell>
          <table:table-cell table:style-name="Таблица6.F2" office:value-type="string">
            <text:p text:style-name="Table_20_Contents">1995,00</text:p>
          </table:table-cell>
        </table:table-row>
      </table:table>
      <text:p text:style-name="P22">Расчет дополнительной заработной платы представлена в таблице <text:sequence-ref text:reference-format="value" text:ref-name="refTable5">6</text:sequence-ref>.</text:p>
      <text:p text:style-name="P11">Таблица <text:sequence text:ref-name="refTable5" text:name="Table" text:formula="ooow:Table+1" style:num-format="1">6</text:sequence><text:s/>— Дополнительная З/П участвующих в разработке продукт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1">№</text:p>
          </table:table-cell>
          <table:table-cell table:style-name="Таблица7.A1" office:value-type="string">
            <text:p text:style-name="P12">Должность</text:p>
          </table:table-cell>
          <table:table-cell table:style-name="Таблица7.A1" office:value-type="string">
            <text:p text:style-name="P12">Зарплата за период, руб.</text:p>
          </table:table-cell>
          <table:table-cell table:style-name="Таблица7.A1" office:value-type="string">
            <text:p text:style-name="P21">Коэффициент</text:p>
          </table:table-cell>
          <table:table-cell table:style-name="Таблица7.E1" office:value-type="string">
            <text:p text:style-name="P21">Дополнительная зарплата, руб</text:p>
          </table:table-cell>
        </table:table-row>
        <table:table-row>
          <table:table-cell table:style-name="Таблица7.A2" office:value-type="string">
            <text:p text:style-name="Table_20_Contents">1</text:p>
          </table:table-cell>
          <table:table-cell table:style-name="Таблица7.A2" office:value-type="string">
            <text:p text:style-name="Table_20_Contents">Консультант по экономике</text:p>
          </table:table-cell>
          <table:table-cell table:style-name="Таблица7.A2" office:value-type="string">
            <text:p text:style-name="P23">210,<text:span text:style-name="T7">00</text:span></text:p>
          </table:table-cell>
          <table:table-cell table:style-name="Таблица7.A2" office:value-type="string">
            <text:p text:style-name="P21">0,12</text:p>
          </table:table-cell>
          <table:table-cell table:style-name="Таблица7.E2" office:value-type="string">
            <text:p text:style-name="P21">25,20</text:p>
          </table:table-cell>
        </table:table-row>
        <table:table-row>
          <table:table-cell table:style-name="Таблица7.A2" office:value-type="string">
            <text:p text:style-name="Table_20_Contents">2</text:p>
          </table:table-cell>
          <table:table-cell table:style-name="Таблица7.A2" office:value-type="string">
            <text:p text:style-name="Table_20_Contents">Консультант по охране труда</text:p>
          </table:table-cell>
          <table:table-cell table:style-name="Таблица7.A2" office:value-type="string">
            <text:p text:style-name="P23">105,<text:span text:style-name="T7">00</text:span></text:p>
          </table:table-cell>
          <table:table-cell table:style-name="Таблица7.A2" office:value-type="string">
            <text:p text:style-name="P21">0,12</text:p>
          </table:table-cell>
          <table:table-cell table:style-name="Таблица7.E2" office:value-type="string">
            <text:p text:style-name="P21">12,60</text:p>
          </table:table-cell>
        </table:table-row>
        <table:table-row>
          <table:table-cell table:style-name="Таблица7.A2" office:value-type="string">
            <text:p text:style-name="Table_20_Contents">3</text:p>
          </table:table-cell>
          <table:table-cell table:style-name="Таблица7.A2" office:value-type="string">
            <text:p text:style-name="Table_20_Contents">Старший консультант</text:p>
          </table:table-cell>
          <table:table-cell table:style-name="Таблица7.A2" office:value-type="string">
            <text:p text:style-name="P23">630,<text:span text:style-name="T7">00</text:span></text:p>
          </table:table-cell>
          <table:table-cell table:style-name="Таблица7.A2" office:value-type="string">
            <text:p text:style-name="P21">0,12</text:p>
          </table:table-cell>
          <table:table-cell table:style-name="Таблица7.E2" office:value-type="string">
            <text:p text:style-name="P21">75,60</text:p>
          </table:table-cell>
        </table:table-row>
        <table:table-row>
          <table:table-cell table:style-name="Таблица7.A2" office:value-type="string">
            <text:p text:style-name="Table_20_Contents">4</text:p>
          </table:table-cell>
          <table:table-cell table:style-name="Таблица7.A2" office:value-type="string">
            <text:p text:style-name="Table_20_Contents">Руководитель ДП</text:p>
          </table:table-cell>
          <table:table-cell table:style-name="Таблица7.A2" office:value-type="string">
            <text:p text:style-name="P23">1050,<text:span text:style-name="T7">00</text:span></text:p>
          </table:table-cell>
          <table:table-cell table:style-name="Таблица7.A2" office:value-type="string">
            <text:p text:style-name="P21">0,12</text:p>
          </table:table-cell>
          <table:table-cell table:style-name="Таблица7.E2" office:value-type="string">
            <text:p text:style-name="P21">126,0</text:p>
          </table:table-cell>
        </table:table-row>
        <table:table-row>
          <table:table-cell table:style-name="Таблица7.A2" office:value-type="string">
            <text:p text:style-name="Table_20_Contents"/>
          </table:table-cell>
          <table:table-cell table:style-name="Таблица7.A2" office:value-type="string">
            <text:p text:style-name="Table_20_Contents">Итого</text:p>
          </table:table-cell>
          <table:table-cell table:style-name="Таблица7.A2" office:value-type="string">
            <text:p text:style-name="P21">1995,<text:span text:style-name="T7">00</text:span></text:p>
          </table:table-cell>
          <table:table-cell table:style-name="Таблица7.A2" office:value-type="string">
            <text:p text:style-name="P21"/>
          </table:table-cell>
          <table:table-cell table:style-name="Таблица7.E2" office:value-type="string">
            <text:p text:style-name="P19">239,40</text:p>
          </table:table-cell>
        </table:table-row>
      </table:table>
      <text:p text:style-name="P20">Отчисления на социальное страхование предоставлены в таблице <text:sequence-ref text:reference-format="value" text:ref-name="refTable6">7</text:sequence-ref>.</text:p>
      <text:p text:style-name="P11">Таблица <text:sequence text:ref-name="refTable6" text:name="Table" text:formula="ooow:Table+1" style:num-format="1">7</text:sequence><text:s/>— Соцстрахование участвующих в разработке продукта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21">№</text:p>
          </table:table-cell>
          <table:table-cell table:style-name="Таблица8.A1" office:value-type="string">
            <text:p text:style-name="P12">Должность</text:p>
          </table:table-cell>
          <table:table-cell table:style-name="Таблица8.A1" office:value-type="string">
            <text:p text:style-name="P12"><text:span text:style-name="T7">Сумма основной и доп. З/П</text:span>, руб.</text:p>
          </table:table-cell>
          <table:table-cell table:style-name="Таблица8.A1" office:value-type="string">
            <text:p text:style-name="P21">Коэффициент</text:p>
          </table:table-cell>
          <table:table-cell table:style-name="Таблица8.E1" office:value-type="string">
            <text:p text:style-name="P21"><text:span text:style-name="T7">Соц. страхование</text:span>, руб</text:p>
          </table:table-cell>
        </table:table-row>
        <table:table-row>
          <table:table-cell table:style-name="Таблица8.A2" office:value-type="string">
            <text:p text:style-name="Table_20_Contents">1</text:p>
          </table:table-cell>
          <table:table-cell table:style-name="Таблица8.A2" office:value-type="string">
            <text:p text:style-name="Table_20_Contents">Консультант по экономике</text:p>
          </table:table-cell>
          <table:table-cell table:style-name="Таблица8.A2" office:value-type="string">
            <text:p text:style-name="P19">235,20</text:p>
          </table:table-cell>
          <table:table-cell table:style-name="Таблица8.A2" office:value-type="string">
            <text:p text:style-name="P21">0,<text:span text:style-name="T7">3</text:span></text:p>
          </table:table-cell>
          <table:table-cell table:style-name="Таблица8.E2" office:value-type="string">
            <text:p text:style-name="P19">70,56</text:p>
          </table:table-cell>
        </table:table-row>
        <table:table-row>
          <table:table-cell table:style-name="Таблица8.A2" office:value-type="string">
            <text:p text:style-name="Table_20_Contents">2</text:p>
          </table:table-cell>
          <table:table-cell table:style-name="Таблица8.A2" office:value-type="string">
            <text:p text:style-name="Table_20_Contents">Консультант по охране труда</text:p>
          </table:table-cell>
          <table:table-cell table:style-name="Таблица8.A2" office:value-type="string">
            <text:p text:style-name="P19">117,60</text:p>
          </table:table-cell>
          <table:table-cell table:style-name="Таблица8.A2" office:value-type="string">
            <text:p text:style-name="P21">0,<text:span text:style-name="T7">3</text:span></text:p>
          </table:table-cell>
          <table:table-cell table:style-name="Таблица8.E2" office:value-type="string">
            <text:p text:style-name="P19">35,28</text:p>
          </table:table-cell>
        </table:table-row>
        <table:table-row>
          <table:table-cell table:style-name="Таблица8.A2" office:value-type="string">
            <text:p text:style-name="Table_20_Contents">3</text:p>
          </table:table-cell>
          <table:table-cell table:style-name="Таблица8.A2" office:value-type="string">
            <text:p text:style-name="Table_20_Contents">Старший консультант</text:p>
          </table:table-cell>
          <table:table-cell table:style-name="Таблица8.A2" office:value-type="string">
            <text:p text:style-name="P19">705,60</text:p>
          </table:table-cell>
          <table:table-cell table:style-name="Таблица8.A2" office:value-type="string">
            <text:p text:style-name="P21">0,<text:span text:style-name="T7">3</text:span></text:p>
          </table:table-cell>
          <table:table-cell table:style-name="Таблица8.E2" office:value-type="string">
            <text:p text:style-name="P19">211,68</text:p>
          </table:table-cell>
        </table:table-row>
        <table:table-row>
          <table:table-cell table:style-name="Таблица8.A2" office:value-type="string">
            <text:p text:style-name="Table_20_Contents">4</text:p>
          </table:table-cell>
          <table:table-cell table:style-name="Таблица8.A2" office:value-type="string">
            <text:p text:style-name="Table_20_Contents">Руководитель ДП</text:p>
          </table:table-cell>
          <table:table-cell table:style-name="Таблица8.A2" office:value-type="string">
            <text:p text:style-name="P19">1176,00</text:p>
          </table:table-cell>
          <table:table-cell table:style-name="Таблица8.A2" office:value-type="string">
            <text:p text:style-name="P21">0,<text:span text:style-name="T7">3</text:span></text:p>
          </table:table-cell>
          <table:table-cell table:style-name="Таблица8.E2" office:value-type="string">
            <text:p text:style-name="P19">352,80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Table_20_Contents">Итого</text:p>
          </table:table-cell>
          <table:table-cell table:style-name="Таблица8.A2" office:value-type="string">
            <text:p text:style-name="P23">1995,<text:span text:style-name="T7">00</text:span></text:p>
          </table:table-cell>
          <table:table-cell table:style-name="Таблица8.A2" office:value-type="string">
            <text:p text:style-name="P21"/>
          </table:table-cell>
          <table:table-cell table:style-name="Таблица8.E2" office:value-type="string">
            <text:p text:style-name="P19">670,32</text:p>
          </table:table-cell>
        </table:table-row>
      </table:table>
      <text:p text:style-name="P11">Таблица <text:sequence text:ref-name="refTable7" text:name="Table" text:formula="ooow:Table+1" style:num-format="1">8</text:sequence><text:s/>— Ведомость оборудования используемого для разработки ПО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row>
          <table:table-cell table:style-name="Таблица9.A1" office:value-type="string">
            <text:p text:style-name="P13">№</text:p>
          </table:table-cell>
          <table:table-cell table:style-name="Таблица9.A1" office:value-type="string">
            <text:p text:style-name="P13">Наименование оборудования</text:p>
          </table:table-cell>
          <table:table-cell table:style-name="Таблица9.A1" office:value-type="string">
            <text:p text:style-name="P13">Количество</text:p>
          </table:table-cell>
          <table:table-cell table:style-name="Таблица9.A1" office:value-type="string">
            <text:p text:style-name="P13">Первоначальная стоимость, руб.</text:p>
          </table:table-cell>
          <table:table-cell table:style-name="Таблица9.E1" office:value-type="string">
            <text:p text:style-name="P13">Сумма ОПФ, руб.</text:p>
          </table:table-cell>
        </table:table-row>
        <table:table-row>
          <table:table-cell table:style-name="Таблица9.A2" office:value-type="string">
            <text:p text:style-name="P16">1</text:p>
          </table:table-cell>
          <table:table-cell table:style-name="Таблица9.A2" office:value-type="string">
            <text:p text:style-name="P16">Принтер</text:p>
          </table:table-cell>
          <table:table-cell table:style-name="Таблица9.A2" office:value-type="string">
            <text:p text:style-name="P16">1</text:p>
          </table:table-cell>
          <table:table-cell table:style-name="Таблица9.A2" office:value-type="string">
            <text:p text:style-name="P16">13000</text:p>
          </table:table-cell>
          <table:table-cell table:style-name="Таблица9.E2" office:value-type="string">
            <text:p text:style-name="P18">13000</text:p>
          </table:table-cell>
        </table:table-row>
        <table:table-row>
          <table:table-cell table:style-name="Таблица9.A2" office:value-type="string">
            <text:p text:style-name="P16">2</text:p>
          </table:table-cell>
          <table:table-cell table:style-name="Таблица9.A2" office:value-type="string">
            <text:p text:style-name="P16">Компьютер</text:p>
          </table:table-cell>
          <table:table-cell table:style-name="Таблица9.A2" office:value-type="string">
            <text:p text:style-name="P16">1</text:p>
          </table:table-cell>
          <table:table-cell table:style-name="Таблица9.A2" office:value-type="string">
            <text:p text:style-name="P18">35000</text:p>
          </table:table-cell>
          <table:table-cell table:style-name="Таблица9.E2" office:value-type="string">
            <text:p text:style-name="P18">35000</text:p>
          </table:table-cell>
        </table:table-row>
        <table:table-row>
          <table:table-cell table:style-name="Таблица9.A2" office:value-type="string">
            <text:p text:style-name="P13"/>
          </table:table-cell>
          <table:table-cell table:style-name="Таблица9.A2" office:value-type="string">
            <text:p text:style-name="P13">Итого</text:p>
          </table:table-cell>
          <table:table-cell table:style-name="Таблица9.A2" office:value-type="string">
            <text:p text:style-name="P13"/>
          </table:table-cell>
          <table:table-cell table:style-name="Таблица9.A2" office:value-type="string">
            <text:p text:style-name="P16">38000</text:p>
          </table:table-cell>
          <table:table-cell table:style-name="Таблица9.E2" office:value-type="string">
            <text:p text:style-name="P16">380000</text:p>
          </table:table-cell>
        </table:table-row>
      </table:table>
      <text:p text:style-name="P26">Используя стоимость оборудования из таблицы <text:sequence-ref text:reference-format="value" text:ref-name="refTable7">8</text:sequence-ref>, рассчитаем амортизацию оборудования (таблица <text:sequence-ref text:reference-format="value" text:ref-name="refTable8">9</text:sequence-ref>).</text:p>
      <text:p text:style-name="P11"><text:soft-page-break/>Таблица <text:sequence text:ref-name="refTable8" text:name="Table" text:formula="ooow:Table+1" style:num-format="1">9</text:sequence><text:s/>— Амортизация оборудования для разработк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Table_20_Contents">№</text:p>
          </table:table-cell>
          <table:table-cell table:style-name="Таблица10.A1" office:value-type="string">
            <text:p text:style-name="Table_20_Contents">Наименование оборудования</text:p>
          </table:table-cell>
          <table:table-cell table:style-name="Таблица10.A1" office:value-type="string">
            <text:p text:style-name="P17">Количество отработанного времени</text:p>
          </table:table-cell>
          <table:table-cell table:style-name="Таблица10.A1" office:value-type="string">
            <text:p text:style-name="P17"><draw:frame draw:style-name="fr2" draw:name="Объект8" text:anchor-type="as-char" svg:y="-0.377cm" svg:width="0.737cm" svg:height="0.531cm" draw:z-index="5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0.A1" office:value-type="string">
            <text:p text:style-name="P17"><draw:frame draw:style-name="fr2" draw:name="Объект9" text:anchor-type="as-char" svg:y="-0.377cm" svg:width="0.852cm" svg:height="0.531cm" draw:z-index="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0.F1" office:value-type="string">
            <text:p text:style-name="P17"><draw:frame draw:style-name="fr2" draw:name="Объект10" text:anchor-type="as-char" svg:y="-0.377cm" svg:width="0.607cm" svg:height="0.531cm" draw:z-index="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10.A2" office:value-type="string">
            <text:p text:style-name="Table_20_Contents">1</text:p>
          </table:table-cell>
          <table:table-cell table:style-name="Таблица10.A2" office:value-type="string">
            <text:p text:style-name="P16">Принтер</text:p>
          </table:table-cell>
          <table:table-cell table:style-name="Таблица10.A2" office:value-type="string">
            <text:p text:style-name="P17">1</text:p>
          </table:table-cell>
          <table:table-cell table:style-name="Таблица10.A2" office:value-type="string">
            <text:p text:style-name="P17"><draw:frame draw:style-name="fr2" draw:name="Объект11" text:anchor-type="as-char" svg:y="-0.386cm" svg:width="4.302cm" svg:height="0.508cm" draw:z-index="8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0.A2" office:value-type="string">
            <text:p text:style-name="P17"><draw:frame draw:style-name="fr2" draw:name="Объект12" text:anchor-type="as-char" svg:y="-0.377cm" svg:width="3.089cm" svg:height="0.467cm" draw:z-index="9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0.F2" office:value-type="string">
            <text:p text:style-name="P17">0,62</text:p>
          </table:table-cell>
        </table:table-row>
        <table:table-row>
          <table:table-cell table:style-name="Таблица10.A2" office:value-type="string">
            <text:p text:style-name="P17">2</text:p>
          </table:table-cell>
          <table:table-cell table:style-name="Таблица10.A2" office:value-type="string">
            <text:p text:style-name="P16">Компьютер</text:p>
          </table:table-cell>
          <table:table-cell table:style-name="Таблица10.A2" office:value-type="string">
            <text:p text:style-name="P17">150</text:p>
          </table:table-cell>
          <table:table-cell table:style-name="Таблица10.A2" office:value-type="string">
            <text:p text:style-name="P17"><draw:frame draw:style-name="fr2" draw:name="Объект13" text:anchor-type="as-char" svg:y="-0.386cm" svg:width="4.311cm" svg:height="0.508cm" draw:z-index="10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0.A2" office:value-type="string">
            <text:p text:style-name="P17"><draw:frame draw:style-name="fr2" draw:name="Объект14" text:anchor-type="as-char" svg:y="-0.377cm" svg:width="3.099cm" svg:height="0.467cm" draw:z-index="1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0.F2" office:value-type="string">
            <text:p text:style-name="P17">249,00</text:p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P17">Итого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F2" office:value-type="string">
            <text:p text:style-name="P17">246,62</text:p>
          </table:table-cell>
        </table:table-row>
      </table:table>
      <text:p text:style-name="Table">Таблица <text:sequence text:ref-name="refTable9" text:name="Table" text:formula="ooow:Table+1" style:num-format="1">10</text:sequence><text:s/>— Потребление электроэнергии оборудования для разработк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row>
          <table:table-cell table:style-name="Таблица11.A1" office:value-type="string">
            <text:p text:style-name="Table_20_Contents">№</text:p>
          </table:table-cell>
          <table:table-cell table:style-name="Таблица11.A1" office:value-type="string">
            <text:p text:style-name="Table_20_Contents">Наименования оборудования</text:p>
          </table:table-cell>
          <table:table-cell table:style-name="Таблица11.A1" office:value-type="string">
            <text:p text:style-name="Table_20_Contents">Количество</text:p>
          </table:table-cell>
          <table:table-cell table:style-name="Таблица11.A1" office:value-type="string">
            <text:p text:style-name="Table_20_Contents">Мощность единицы, кВт</text:p>
          </table:table-cell>
          <table:table-cell table:style-name="Таблица11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Прин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25</text:p>
          </table:table-cell>
          <table:table-cell table:style-name="Таблица11.E2" office:value-type="string">
            <text:p text:style-name="Table_20_Contents">0,25</text:p>
          </table:table-cell>
        </table:table-row>
        <table:table-row>
          <table:table-cell table:style-name="Таблица11.A2" office:value-type="string">
            <text:p text:style-name="Table_20_Contents">2</text:p>
          </table:table-cell>
          <table:table-cell table:style-name="Таблица11.A2" office:value-type="string">
            <text:p text:style-name="Table_20_Contents">Компью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50</text:p>
          </table:table-cell>
          <table:table-cell table:style-name="Таблица11.E2" office:value-type="string">
            <text:p text:style-name="Table_20_Contents">0,5</text:p>
          </table:table-cell>
        </table:table-row>
        <table:table-row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>Итого</text:p>
          </table:table-cell>
          <table:table-cell table:style-name="Таблица11.A2" office:value-type="string">
            <text:p text:style-name="Table_20_Contents">2</text:p>
          </table:table-cell>
          <table:table-cell table:style-name="Таблица11.A2" office:value-type="string">
            <text:p text:style-name="Table_20_Contents">0,75</text:p>
          </table:table-cell>
          <table:table-cell table:style-name="Таблица11.E2" office:value-type="string">
            <text:p text:style-name="Table_20_Contents">0,75</text:p>
          </table:table-cell>
        </table:table-row>
      </table:table>
      <text:p text:style-name="Text_20_body">Используя данные о потреблении из таблицы <text:sequence-ref text:reference-format="value" text:ref-name="refTable9">10</text:sequence-ref>, рассчитаем электричество затраченное на разработку ПО (таблица <text:sequence-ref text:reference-format="value" text:ref-name="refTable10">11</text:sequence-ref>).</text:p>
      <text:p text:style-name="Table">Таблица <text:sequence text:ref-name="refTable10" text:name="Table" text:formula="ooow:Table+1" style:num-format="1">11</text:sequence><text:s/>— Затраты электроэнергии на разработку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Table_20_Contents">№</text:p>
          </table:table-cell>
          <table:table-cell table:style-name="Таблица12.A1" office:value-type="string">
            <text:p text:style-name="Table_20_Contents">Наименования оборудования</text:p>
          </table:table-cell>
          <table:table-cell table:style-name="Таблица12.C1" office:value-type="string">
            <text:p text:style-name="Table_20_Contents">Затраты электроэнергии</text:p>
          </table:table-cell>
        </table:table-row>
        <table:table-row>
          <table:table-cell table:style-name="Таблица12.A2" office:value-type="string">
            <text:p text:style-name="Table_20_Contents">1</text:p>
          </table:table-cell>
          <table:table-cell table:style-name="Таблица12.A2" office:value-type="string">
            <text:p text:style-name="Table_20_Contents">Принтер</text:p>
          </table:table-cell>
          <table:table-cell table:style-name="Таблица12.C2" office:value-type="string">
            <text:p text:style-name="Table_20_Contents"><draw:frame draw:style-name="fr2" draw:name="Объект15" text:anchor-type="as-char" svg:y="-0.377cm" svg:width="2.829cm" svg:height="0.467cm" draw:z-index="12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Таблица12.A2" office:value-type="string">
            <text:p text:style-name="Table_20_Contents">2</text:p>
          </table:table-cell>
          <table:table-cell table:style-name="Таблица12.A2" office:value-type="string">
            <text:p text:style-name="Table_20_Contents">Компьютер</text:p>
          </table:table-cell>
          <table:table-cell table:style-name="Таблица12.C2" office:value-type="string">
            <text:p text:style-name="Table_20_Contents"><draw:frame draw:style-name="fr2" draw:name="Объект16" text:anchor-type="as-char" svg:y="-0.377cm" svg:width="2.942cm" svg:height="0.467cm" draw:z-index="1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>Итого</text:p>
          </table:table-cell>
          <table:table-cell table:style-name="Таблица12.C2" office:value-type="string">
            <text:p text:style-name="Table_20_Contents">376,25</text:p>
          </table:table-cell>
        </table:table-row>
      </table:table>
      <text:p text:style-name="Text_20_body">Стоимость прочих затрат представлена в таблице <text:sequence-ref text:reference-format="value" text:ref-name="refTable11">12</text:sequence-ref>.</text:p>
      <text:p text:style-name="Table">Таблица <text:sequence text:ref-name="refTable11" text:name="Table" text:formula="ooow:Table+1" style:num-format="1">12</text:sequence><text:s/>— Прочие затраты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office:value-type="string">
            <text:p text:style-name="Table_20_Contents">Название</text:p>
          </table:table-cell>
          <table:table-cell table:style-name="Таблица13.A1" office:value-type="string">
            <text:p text:style-name="Table_20_Contents">Количество</text:p>
          </table:table-cell>
          <table:table-cell table:style-name="Таблица13.A1" office:value-type="string">
            <text:p text:style-name="Table_20_Contents">Цена</text:p>
          </table:table-cell>
          <table:table-cell table:style-name="Таблица13.D1" office:value-type="string">
            <text:p text:style-name="Table_20_Contents">Стоимость</text:p>
          </table:table-cell>
        </table:table-row>
        <table:table-row>
          <table:table-cell table:style-name="Таблица13.A2" office:value-type="string">
            <text:p text:style-name="Table_20_Contents">Интернет</text:p>
          </table:table-cell>
          <table:table-cell table:style-name="Таблица13.A2" office:value-type="string">
            <text:p text:style-name="Table_20_Contents">1 месяц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Упаковка бумаги А4</text:p>
          </table:table-cell>
          <table:table-cell table:style-name="Таблица13.A2" office:value-type="string">
            <text:p text:style-name="Table_20_Contents">1</text:p>
          </table:table-cell>
          <table:table-cell table:style-name="Таблица13.A2" office:value-type="string">
            <text:p text:style-name="Table_20_Contents">400</text:p>
          </table:table-cell>
          <table:table-cell table:style-name="Таблица13.D2" office:value-type="string">
            <text:p text:style-name="Table_20_Contents">400</text:p>
          </table:table-cell>
        </table:table-row>
        <table:table-row>
          <table:table-cell table:style-name="Таблица13.A2" office:value-type="string">
            <text:p text:style-name="Table_20_Contents">Картридж для принтера</text:p>
          </table:table-cell>
          <table:table-cell table:style-name="Таблица13.A2" office:value-type="string">
            <text:p text:style-name="Table_20_Contents">1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USB-накопитель</text:p>
          </table:table-cell>
          <table:table-cell table:style-name="Таблица13.A2" office:value-type="string">
            <text:p text:style-name="Table_20_Contents">1</text:p>
          </table:table-cell>
          <table:table-cell table:style-name="Таблица13.A2" office:value-type="string">
            <text:p text:style-name="Table_20_Contents">500</text:p>
          </table:table-cell>
          <table:table-cell table:style-name="Таблица13.D2" office:value-type="string">
            <text:p text:style-name="Table_20_Contents">500</text:p>
          </table:table-cell>
        </table:table-row>
        <table:table-row>
          <table:table-cell table:style-name="Таблица13.A2" office:value-type="string">
            <text:p text:style-name="Table_20_Contents">Итого</text:p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D2" office:value-type="string">
            <text:p text:style-name="Table_20_Contents">2100</text:p>
          </table:table-cell>
        </table:table-row>
      </table:table>
      <text:p text:style-name="Text_20_body">Итоговая себестоимость прогрммного обеспечения состовляет: <draw:frame draw:style-name="fr2" draw:name="Объект17" text:anchor-type="as-char" svg:y="-0.377cm" svg:width="17.12cm" svg:height="0.531cm" draw:z-index="16"><draw:object xlink:href="./Object 17" xlink:type="simple" xlink:show="embed" xlink:actuate="onLoad"/><draw:image xlink:href="./ObjectReplacements/Object 17" xlink:type="simple" xlink:show="embed" xlink:actuate="onLoad"/></draw:frame>.</text:p>
      <text:h text:style-name="Heading_20_1" text:outline-level="1"><text:bookmark-start text:name="__RefHeading___Toc3849_331314293"/>Экономический эффект<text:bookmark-end text:name="__RefHeading___Toc3849_331314293"/></text:h>
      <text:p text:style-name="Text_20_body">Под экономическим эффектом понимают те преимущества, которые получают в результате внедрения чего-то нового (техники, материала, операции обработки).</text:p>
      <text:p text:style-name="Text_20_body"><text:soft-page-break/>Для более наглядного представления эффекта от внедрения нового программного обеспечения необходимо сгруппировать полученные данные в таблицу <text:sequence-ref text:reference-format="value" text:ref-name="refTable12">13</text:sequence-ref><text:s/>и составим график по данным из таблицы (рисунок <text:sequence-ref text:reference-format="value" text:ref-name="refDrawing0">1</text:sequence-ref>).</text:p>
      <text:p text:style-name="Table">Таблица <text:sequence text:ref-name="refTable12" text:name="Table" text:formula="ooow:Table+1" style:num-format="1">13</text:sequence><text:s/>— Сравнительная характеристика времени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 table:number-columns-repeated="2"/>
        <table:table-column table:style-name="Таблица14.E"/>
        <table:table-column table:style-name="Таблица14.F"/>
        <table:table-row>
          <table:table-cell table:style-name="Таблица14.A1" table:number-rows-spanned="2" office:value-type="string">
            <text:p text:style-name="Table_20_Contents">№</text:p>
          </table:table-cell>
          <table:table-cell table:style-name="Таблица14.A1" table:number-rows-spanned="2" office:value-type="string">
            <text:p text:style-name="Table_20_Contents">Наименование операции</text:p>
          </table:table-cell>
          <table:table-cell table:style-name="Таблица14.A1" table:number-columns-spanned="2" office:value-type="string">
            <text:p text:style-name="Table_20_Contents">Затраты времени, час.</text:p>
          </table:table-cell>
          <table:covered-table-cell/>
          <table:table-cell table:style-name="Таблица14.E1" table:number-columns-spanned="2" office:value-type="string">
            <text:p text:style-name="Table_20_Contents">Экономия от внедрения П.О.</text:p>
          </table:table-cell>
          <table:covered-table-cell/>
        </table:table-row>
        <table:table-row>
          <table:covered-table-cell table:style-name="Таблица14.A1"/>
          <table:covered-table-cell table:style-name="Таблица14.A1"/>
          <table:table-cell table:style-name="Таблица14.C2" office:value-type="string">
            <text:p text:style-name="Table_20_Contents">До внедрения ПО</text:p>
          </table:table-cell>
          <table:table-cell table:style-name="Таблица14.C2" office:value-type="string">
            <text:p text:style-name="Table_20_Contents">После внедрения ПО</text:p>
          </table:table-cell>
          <table:table-cell table:style-name="Таблица14.C2" office:value-type="string">
            <text:p text:style-name="Table_20_Contents">Часы</text:p>
          </table:table-cell>
          <table:table-cell table:style-name="Таблица14.F2" office:value-type="string">
            <text:p text:style-name="Table_20_Contents">%</text:p>
          </table:table-cell>
        </table:table-row>
        <table:table-row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Проверка работ учащихся.</text:p>
          </table:table-cell>
          <table:table-cell table:style-name="Таблица14.C2" office:value-type="string">
            <text:p text:style-name="Table_20_Contents">22</text:p>
          </table:table-cell>
          <table:table-cell table:style-name="Таблица14.C2" office:value-type="string">
            <text:p text:style-name="Table_20_Contents">3</text:p>
          </table:table-cell>
          <table:table-cell table:style-name="Таблица14.C2" office:value-type="string">
            <text:p text:style-name="Table_20_Contents">19</text:p>
          </table:table-cell>
          <table:table-cell table:style-name="Таблица14.F2" office:value-type="string">
            <text:p text:style-name="Table_20_Contents">86</text:p>
          </table:table-cell>
        </table:table-row>
        <table:table-row>
          <table:table-cell table:style-name="Таблица14.C2" office:value-type="string">
            <text:p text:style-name="Table_20_Contents">2</text:p>
          </table:table-cell>
          <table:table-cell table:style-name="Таблица14.C2" office:value-type="string">
            <text:p text:style-name="Table_20_Contents">Печать бланков тестов.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0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F2" office:value-type="string">
            <text:p text:style-name="Table_20_Contents">100</text:p>
          </table:table-cell>
        </table:table-row>
        <table:table-row>
          <table:table-cell table:style-name="Таблица14.C2" office:value-type="string">
            <text:p text:style-name="Table_20_Contents">3</text:p>
          </table:table-cell>
          <table:table-cell table:style-name="Таблица14.C2" office:value-type="string">
            <text:p text:style-name="Table_20_Contents">Заполнение журнала результатами</text:p>
          </table:table-cell>
          <table:table-cell table:style-name="Таблица14.C2" office:value-type="string">
            <text:p text:style-name="Table_20_Contents">2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F2" office:value-type="string">
            <text:p text:style-name="Table_20_Contents">50</text:p>
          </table:table-cell>
        </table:table-row>
        <table:table-row>
          <table:table-cell table:style-name="Таблица14.C2" office:value-type="string">
            <text:p text:style-name="Table_20_Contents"/>
          </table:table-cell>
          <table:table-cell table:style-name="Таблица14.C2" office:value-type="string">
            <text:p text:style-name="Table_20_Contents">Итого</text:p>
          </table:table-cell>
          <table:table-cell table:style-name="Таблица14.C2" office:value-type="string">
            <text:p text:style-name="Table_20_Contents">25</text:p>
          </table:table-cell>
          <table:table-cell table:style-name="Таблица14.C2" office:value-type="string">
            <text:p text:style-name="Table_20_Contents">4</text:p>
          </table:table-cell>
          <table:table-cell table:style-name="Таблица14.C2" office:value-type="string">
            <text:p text:style-name="Table_20_Contents">21</text:p>
          </table:table-cell>
          <table:table-cell table:style-name="Таблица14.F2" office:value-type="string">
            <text:p text:style-name="Table_20_Contents">84</text:p>
          </table:table-cell>
        </table:table-row>
      </table:table>
      <text:p text:style-name="Text_20_body"><draw:frame draw:style-name="fr1" draw:name="Врезка1" text:anchor-type="paragraph" svg:y="0.716cm" svg:width="13.167cm" draw:z-index="14"><draw:text-box fo:min-height="6.756cm"><text:p text:style-name="Drawing"><draw:frame draw:style-name="fr3" draw:name="Объект19" text:anchor-type="paragraph" svg:width="13.167cm" style:rel-width="100%" svg:height="6.756cm" style:rel-height="scale" draw:z-index="15"><draw:object xlink:href="./Object 19" xlink:type="simple" xlink:show="embed" xlink:actuate="onLoad"/><draw:image xlink:href="./ObjectReplacements/Object 19" xlink:type="simple" xlink:show="embed" xlink:actuate="onLoad"/></draw:frame>Рисунок <text:sequence text:ref-name="refDrawing0" text:name="Drawing" text:formula="ooow:Drawing+1" style:num-format="1">1</text:sequence><text:s/>— График экономии времени</text:p></draw:text-box></draw:frame></text:p>
      <text:p text:style-name="Text_20_body"/>
      <text:p text:style-name="Text_20_body">Таким образом, в связи с сокращением трудоемкости работы увеличивается производительность труда, которая составляет 84%.</text:p>
      <text:p text:style-name="Text_20_body">В следствии сокращения трудоемкости сокращается время работы, следовательно, экономия заработной платы (таблица <text:sequence-ref text:reference-format="value" text:ref-name="refTable13">14</text:sequence-ref>).</text:p>
      <text:p text:style-name="Table">Таблица <text:sequence text:ref-name="refTable13" text:name="Table" text:formula="ooow:Table+1" style:num-format="1">14</text:sequence><text:s/>— Экономия на з/п</text:p>
      <table:table table:name="Таблица15" table:style-name="Таблица15">
        <table:table-column table:style-name="Таблица15.A"/>
        <table:table-column table:style-name="Таблица15.B" table:number-columns-repeated="3"/>
        <table:table-row>
          <table:table-cell table:style-name="Таблица15.A1" office:value-type="string">
            <text:p text:style-name="Table_20_Contents"/>
          </table:table-cell>
          <table:table-cell table:style-name="Таблица15.A1" office:value-type="string">
            <text:p text:style-name="Table_20_Contents">Затраты до внедрения ПО<text:span text:style-name="T2"/></text:p>
          </table:table-cell>
          <table:table-cell table:style-name="Таблица15.A1" office:value-type="string">
            <text:p text:style-name="Table_20_Contents">Затраты после внедрения ПО<text:span text:style-name="T2"/></text:p>
          </table:table-cell>
          <table:table-cell table:style-name="Таблица15.D1" office:value-type="string">
            <text:p text:style-name="Table_20_Contents">Экономия<text:span text:style-name="T2"/></text:p>
          </table:table-cell>
        </table:table-row>
        <table:table-row>
          <table:table-cell table:style-name="Таблица15.A2" office:value-type="string">
            <text:p text:style-name="Table_20_Contents">ЗПосн</text:p>
          </table:table-cell>
          <table:table-cell table:style-name="Таблица15.A2" office:value-type="string">
            <text:p text:style-name="Table_20_Contents">495000,00</text:p>
          </table:table-cell>
          <table:table-cell table:style-name="Таблица15.A2" office:value-type="string">
            <text:p text:style-name="Table_20_Contents">79200,00</text:p>
          </table:table-cell>
          <table:table-cell table:style-name="Таблица15.D2" office:value-type="string">
            <text:p text:style-name="Table_20_Contents">415800,00</text:p>
          </table:table-cell>
        </table:table-row>
        <table:table-row>
          <table:table-cell table:style-name="Таблица15.A2" office:value-type="string">
            <text:p text:style-name="Table_20_Contents">ЗПдоп</text:p>
          </table:table-cell>
          <table:table-cell table:style-name="Таблица15.A2" office:value-type="string">
            <text:p text:style-name="Table_20_Contents">59400,00</text:p>
          </table:table-cell>
          <table:table-cell table:style-name="Таблица15.A2" office:value-type="string">
            <text:p text:style-name="Table_20_Contents">9504,00</text:p>
          </table:table-cell>
          <table:table-cell table:style-name="Таблица15.D2" office:value-type="string">
            <text:p text:style-name="Table_20_Contents">49896,00</text:p>
          </table:table-cell>
        </table:table-row>
        <table:table-row>
          <table:table-cell table:style-name="Таблица15.A2" office:value-type="string">
            <text:p text:style-name="Table_20_Contents">ЗПстр</text:p>
          </table:table-cell>
          <table:table-cell table:style-name="Таблица15.A2" office:value-type="string">
            <text:p text:style-name="Table_20_Contents">166320,00</text:p>
          </table:table-cell>
          <table:table-cell table:style-name="Таблица15.A2" office:value-type="string">
            <text:p text:style-name="Table_20_Contents">26611,20</text:p>
          </table:table-cell>
          <table:table-cell table:style-name="Таблица15.D2" office:value-type="string">
            <text:p text:style-name="Table_20_Contents">139708,80</text:p>
          </table:table-cell>
        </table:table-row>
        <text:soft-page-break/>
        <table:table-row>
          <table:table-cell table:style-name="Таблица15.A2" office:value-type="string">
            <text:p text:style-name="Table_20_Contents">Робщ</text:p>
          </table:table-cell>
          <table:table-cell table:style-name="Таблица15.A2" office:value-type="string">
            <text:p text:style-name="Table_20_Contents">74250,00</text:p>
          </table:table-cell>
          <table:table-cell table:style-name="Таблица15.A2" office:value-type="string">
            <text:p text:style-name="Table_20_Contents">11880,00</text:p>
          </table:table-cell>
          <table:table-cell table:style-name="Таблица15.D2" office:value-type="string">
            <text:p text:style-name="Table_20_Contents">62370,00</text:p>
          </table:table-cell>
        </table:table-row>
        <table:table-row>
          <table:table-cell table:style-name="Таблица15.A2" office:value-type="string">
            <text:p text:style-name="Table_20_Contents">Итого</text:p>
          </table:table-cell>
          <table:table-cell table:style-name="Таблица15.A2" office:value-type="string">
            <text:p text:style-name="Table_20_Contents"/>
          </table:table-cell>
          <table:table-cell table:style-name="Таблица15.A2" office:value-type="string">
            <text:p text:style-name="Table_20_Contents"/>
          </table:table-cell>
          <table:table-cell table:style-name="Таблица15.D2" office:value-type="string">
            <text:p text:style-name="Table_20_Contents">667774,80</text:p>
          </table:table-cell>
        </table:table-row>
      </table:table>
      <text:h text:style-name="Heading_20_1" text:outline-level="1"><text:bookmark-start text:name="__RefHeading___Toc3847_331314293"/>Экономическая эффективность<text:bookmark-end text:name="__RefHeading___Toc3847_331314293"/></text:h>
      <text:p text:style-name="Text_20_body">Под экономической эффективностью понимают соизмерение эффекта с затратами на его получение.</text:p>
      <text:p text:style-name="Text_20_body">Сравнительная экономическая эффективность определяется при выборе вариантов решения различных задач для установления: на сколько один из них целесообразнее других.</text:p>
      <text:p text:style-name="Text_20_body">Эффективность рассчитывается из разницы затрат базового ( до внедрения П.О.) и нового вариантов по формуле: <draw:frame draw:style-name="fr2" draw:name="Объект18" text:anchor-type="as-char" svg:y="-0.386cm" svg:width="4.039cm" svg:height="0.542cm" draw:z-index="17"><draw:object xlink:href="./Object 18" xlink:type="simple" xlink:show="embed" xlink:actuate="onLoad"/><draw:image xlink:href="./ObjectReplacements/Object 18" xlink:type="simple" xlink:show="embed" xlink:actuate="onLoad"/></draw:frame>, где <draw:frame draw:style-name="fr2" draw:name="Объект20" text:anchor-type="as-char" svg:y="-0.377cm" svg:width="3.739cm" svg:height="0.531cm" draw:z-index="18"><draw:object xlink:href="./Object 20" xlink:type="simple" xlink:show="embed" xlink:actuate="onLoad"/><draw:image xlink:href="./ObjectReplacements/Object 20" xlink:type="simple" xlink:show="embed" xlink:actuate="onLoad"/></draw:frame>. Новые затраты предприятия после внедрения ПО составят: <draw:frame draw:style-name="fr2" draw:name="Объект21" text:anchor-type="as-char" svg:y="-0.377cm" svg:width="7.151cm" svg:height="0.531cm" draw:z-index="19"><draw:object xlink:href="./Object 21" xlink:type="simple" xlink:show="embed" xlink:actuate="onLoad"/><draw:image xlink:href="./ObjectReplacements/Object 21" xlink:type="simple" xlink:show="embed" xlink:actuate="onLoad"/></draw:frame>. Эффективность внедрения: <draw:frame draw:style-name="fr2" draw:name="Объект22" text:anchor-type="as-char" svg:y="-0.386cm" svg:width="9.825cm" svg:height="0.508cm" draw:z-index="20"><draw:object xlink:href="./Object 22" xlink:type="simple" xlink:show="embed" xlink:actuate="onLoad"/><draw:image xlink:href="./ObjectReplacements/Object 22" xlink:type="simple" xlink:show="embed" xlink:actuate="onLoad"/></draw:frame>.</text:p>
      <text:p text:style-name="Text_20_body">Срок окупаемости данного программного обеспечения определяется: <draw:frame draw:style-name="fr2" draw:name="Объект23" text:anchor-type="as-char" svg:y="-0.377cm" svg:width="6.981cm" svg:height="0.531cm" draw:z-index="21"><draw:object xlink:href="./Object 23" xlink:type="simple" xlink:show="embed" xlink:actuate="onLoad"/><draw:image xlink:href="./ObjectReplacements/Object 23" xlink:type="simple" xlink:show="embed" xlink:actuate="onLoad"/></draw:frame>.</text:p>
      <text:p text:style-name="Text_20_body">Таким образом данный продует целесообразен, т. к. окупит себя за 0,0084 месяца и экономит до 84% времени работников.</text:p>
      <text:p text:style-name="P32"><text:bookmark-start text:name="__RefHeading___Toc12816_1831697246"/><text:span text:style-name="T13">4. </text:span>Охрана труда, информационная безопасность и регламенты обслуживания пк<text:bookmark-end text:name="__RefHeading___Toc12816_1831697246"/></text:p>
      <text:h text:style-name="Heading_20_1" text:outline-level="1"><text:bookmark-start text:name="__RefHeading___Toc3845_331314293"/>Требования охраны труда при работе за персональным компьютером<text:bookmark-end text:name="__RefHeading___Toc3845_331314293"/></text:h>
      <text:p text:style-name="Text_20_body">Перед началом самостоятельной работы сотрудник должен пройти первичный и вторичный инструктаж по работе на рабочем месте. У сотрудник не должно быть медицинских противопоказаний.</text:p>
      <text:p text:style-name="Text_20_body">Персональный компьютер является электрическим устройством, поэтому особое внимание следует уделять соблюдению правил электробезопасности и пожаробезопасности. Важно обеспечить правильное и исправное подключение ПК к электрической сети, использовать исправные сетевые кабели и розетки с заземлением, а также избегать перегрузок и коротких замыканий. Дополнительно,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. Для обеспечения дополнительной защиты от электрических аварий рекомендуется использование устройств защитного отключения (УЗО). УЗО представляет собой автоматическое устройство, которое быстро обнаруживает даже незначительные токовые утечки и прерывает подачу электроэнергии для предотвращения поражения электрическим током.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.</text:p>
      <text:p text:style-name="Text_20_body">Перед работой за ПК необходимо визуально оценить исправность устройства и целостность корпуса. Проверить все кабели питания на повреждения внешней изоляции. Надежность их подключения в разъемы ПК. Как и все электроприборы, запрещается включать ПК влажными или мокрыми руками, допускать попадания влаги на монитор, клавиатуру, мышь и другие устройства подключенные к ПК.</text:p>
      <text:p text:style-name="Text_20_body">Если в процессе работы возникла неисправность, то необходимо не медленно прекратить работу с устройством. При возможности необходимо обесточить.</text:p>
      <text:p text:style-name="Text_20_body"><text:soft-page-break/>После окончания работы необходимо корректно отключить ПК. После чего обесточить его. Не рекомендуется оставлять включенный компьютер без присмотра.</text:p>
      <text:p text:style-name="Text_20_body">Место работы должно хорошо освещаться естественным или искусственным источником света. Освещение не должно создавать бликов на поверхности экрана.</text:p>
      <text:p text:style-name="Text_20_body">Высота рабочей поверхности стола должна составлять 725 мм. Рабочий стол должен иметь пространство для ног высотой не менее 60 см, шириной — <text:s/>не менее 50 см, глубиной на уровне колен — не менее 45 см и на уровне вытянутых ног — не менее 650 мм. Ширина рабочего пространства не должна быть меньше 80 см.</text:p>
      <text:p text:style-name="Text_20_body">В случае работы за портативным ПК (ноутбуком) не рекомендуется:</text:p>
      <text:p text:style-name="Text_20_body">- работать в холодных помещениях;</text:p>
      <text:p text:style-name="Text_20_body">- ставить устройство на мягкие поверхности;</text:p>
      <text:p text:style-name="Text_20_body">- закрывать вентиляционные отверстия;</text:p>
      <text:p text:style-name="Text_20_body">- долго работать от сети при заряженной батарее.</text:p>
      <text:h text:style-name="Heading_20_1" text:outline-level="1"><text:bookmark-start text:name="__RefHeading___Toc3843_331314293"/>Обеспечение информационной безопасности<text:bookmark-end text:name="__RefHeading___Toc3843_331314293"/></text:h>
      <text:p text:style-name="Text_20_body">Информационная безопасность - это область, которая занимается защитой информации от несанкционированного доступа, использования, раскрытия, изменения или уничтожения. Она включает в себя различные меры и практики, направленные на обеспечение конфиденциальности, целостности и доступности информации.</text:p>
      <text:p text:style-name="Text_20_body">Основная цель информационной безопасности состоит в предотвращении угроз, связанных с информацией, и минимизации рисков, связанных с ее использованием. Это включает в себя защиту компьютерных систем, сетей, баз данных, программного обеспечения и других цифровых ресурсов от внешних атак, вирусов, злоумышленников и других угроз.</text:p>
      <text:p text:style-name="Text_20_body">Эффективная информационная безопасность требует не только применения технических мер, таких как использование сильных паролей, шифрования данных и брандмауэров, но и обучение пользователей правилам безопасного поведения в сети. Это включает осведомленность о фишинговых атаках, вредоносных <text:soft-page-break/>вложениях в электронной почте, а также о необходимости регулярного обновления программного обеспечения и резервного копирования данных.</text:p>
      <text:p text:style-name="Text_20_body">Все эти усилия по обеспечению информационной безопасности направлены на защиту конфиденциальности бизнес-информации, персональных данных, финансовой информации и других ценных ресурсов от угроз, которые могут привести к серьезным последствиям, таким как утечка данных, финансовые потери, утрата репутации и юридические проблемы.</text:p>
      <text:p text:style-name="Text_20_body">Различают два основных типа угроз: внутренние и внешние.</text:p>
      <text:p text:style-name="Text_20_body">Внутренние угрозы — это угрозы, которые исходят от внутренних пользователей организации или лиц, имеющих доступ к системам и данным. Внутренние угрозы могут быть непреднамеренными, вызванными ошибками, небрежностью или неадекватными практиками безопасности, а также преднамеренными, связанными с внутренними злоумышленниками или злоупотреблением привилегиями.</text:p>
      <text:p text:style-name="Text_20_body">Внешние угрозы — это угрозы, которые исходят извне организации и могут быть вызваны злоумышленниками, хакерами, киберпреступниками и другими внешними агентами. Внешние угрозы могут быть направлены на атаку компьютерных систем, сетей, приложений или украсть, изменить или уничтожить ценную информацию.</text:p>
      <text:p text:style-name="Text_20_body">Существует т<text:span text:style-name="T12">ри принципа информационной безопасности.</text:span></text:p>
      <text:p text:style-name="P41">Первое — доступность. Этот принцип гарантирует, что информация доступна и готова к использованию для тех, кому она необходима, в нужное время. Студенты не могут получить доступ к данным других студентов, преподаватели не могут просматривать и изменять тесты других преподавателей.</text:p>
      <text:p text:style-name="P41">Второе — целостность. Этот принцип гарантирует, что информация является точной, неизменной и полной. Защита целостности информации включает в себя меры по предотвращению несанкционированного изменения или модификации данных.</text:p>
      <text:p text:style-name="P41">Последнее — конфиденциальность. Этот принцип означает, что информация должна быть доступна только тем лицам, которым она необходима для выполнения своих задач.</text:p>
      <text:p text:style-name="Text_20_body"><text:soft-page-break/><text:span text:style-name="T12">Для защиты базы данных от несанкционированного доступа клиентская часть не работает напрямую с ней. Для чтения и модифицирования данных используется программа-прослойка на сервере. Она проверяет валидность отправляемых данных и производит аутентификацию и авторизацию пользователей. Только она имеет непосредственный доступ к серверу СУБД. Клиентская часть взаимодействует через API.</text:span></text:p>
      <text:p text:style-name="P41">Общение клиента и сервера происходит через протокол HTTP. Для защиты сетевого трафика от перехвата дополнительно используется протокол TLS, который обеспечивает полное шифрование трафика от клиента к серверу и наоборот.</text:p>
      <text:p text:style-name="P41">В данном продукте для защиты данных от несанкционированного доступа используется аутентификация на основе логина и пароля. Чтобы обеспечить безопасность, пароль имеет требования: не менее 8 символов, использование цифр и букв.</text:p>
      <text:p text:style-name="P41">Хранение паролей в открытом виде может представлять серьезную угрозу, т. к. в случае утечки данных из БД, злоумышленник сможет запросто прочитать пароли. Поэтому, перед сохранением в базу данных пароли проходят хеш-функцию, которая генерирует хеш, который и записывается. Хэш-функция — это математическая функция, которая преобразует пароль в некоторую строку символов, которую невозможно преобразовать обратно. При аутентификации пользователя, генерируется хеш для введенного пароля и сравнивается с сохраненным хэшем в базе данных.</text:p>
      <text:p text:style-name="P41">Для взаимодействия клиентской и серверной части используется токен. После успешной аутентификации пользователя, сервер выдает уникальный токен, который сохраняется на клиентской стороне в ОЗУ. Вместо того, чтобы отправлять пароль при каждом запросе к серверу, клиент получает токен после успешной аутентификации, который затем используется для авторизации при каждом запросе.</text:p>
      <text:p text:style-name="P41">Использование токенов и хешей паролей позволяет повысить безопасность путем предотвращения хранения паролей в открытом виде.</text:p>
      <text:h text:style-name="Heading_20_1" text:outline-level="1"><text:bookmark-start text:name="__RefHeading___Toc3841_331314293"/>Регламенты обслуживания ПЭВМ<text:bookmark-end text:name="__RefHeading___Toc3841_331314293"/></text:h>
      <text:p text:style-name="Text_20_body"><text:soft-page-break/><text:span text:style-name="T12">Персональные компьютеры требуют регулярного профилактического обслуживания.</text:span></text:p>
      <text:p text:style-name="P41">Частота периодического осмотра зависит исключительно от надежности технической части компьютера, от изначальной его программной оснащенности, пользователя, использующего компьютер, количества этих самых пользователей, установленных ограничений доступа к тем или иным возможностям.</text:p>
      <text:p text:style-name="P41">Профилактика включает в себя:</text:p>
      <text:p text:style-name="P41">- проверку создания резервных копий данных;</text:p>
      <text:p text:style-name="P41">- проверку журнала событий на серверах;</text:p>
      <text:p text:style-name="P41">- проверку и актуализацию учетных записей компьютеров и пользователей, а также их прав доступа;</text:p>
      <text:p text:style-name="P41">- проверка работоспособности устройств на тестах в ускоренном режиме;</text:p>
      <text:p text:style-name="P41">- техническая профилактика (чистка и тестирование);</text:p>
      <text:p text:style-name="P41">- полное тестирование всех устройств ПЭВМ с выдачей протокола;</text:p>
      <text:p text:style-name="P41">- полная проверка дисковой памяти на наличие вирусов;</text:p>
      <text:p text:style-name="P41">- очистка магнитных головок устройств внешней памяти;</text:p>
      <text:p text:style-name="P41">- проверка целостности мастичных печатей или голографических наклеек;</text:p>
      <text:p text:style-name="P41">- смазка механических устройств;</text:p>
      <text:p text:style-name="P41">- очистка от пыли и грязи внутренних объемов ПЭВМ;</text:p>
      <text:p text:style-name="P41">- проверка работоспособности программ (операционная система Windows, MS Office, архиваторы, антивирусные программы, драйверы периферийных устройств и т.д.;</text:p>
      <text:p text:style-name="P41">- контроль кабельных соединений.</text:p>
      <text:p text:style-name="P41">От оптимально подобранного комплекта программного обеспечения, операционной системы, их версий, обеспечения их полной совместимости зависит бесперебойность программной составляющей компьютера. Наиболее часто требующее обновления программное обеспечение:</text:p>
      <text:p text:style-name="P41">- Прикладные программы;</text:p>
      <text:p text:style-name="P41">- операционная система;</text:p>
      <text:p text:style-name="P41">- драйвера;</text:p>
      <text:p text:style-name="P41">- BIOS материнской платы.</text:p>
      <text:p text:style-name="Text_20_body"><text:soft-page-break/><text:span text:style-name="T12">Соблюдение правил техники безопасности и своевременного обслуживания ПК очень важны. Без них персональный компьютер быстро придет в негодность, а вместе с ним все сохраненные на нем данные, установленные программы, операционная система и т.д. Следуя простым вышенаписанным правилам, можно предотвратить потерю важной информации, а также защитить себя и окружающих в случаи аварийной ситуации. </text:span></text:p>
      <text:p text:style-name="P32"><text:bookmark-start text:name="__RefHeading___Toc12814_1831697246"/>Заключение<text:bookmark-end text:name="__RefHeading___Toc12814_1831697246"/></text:p>
      <text:p text:style-name="Text_20_body"/>
      <text:p text:style-name="P32"><text:bookmark-start text:name="__RefHeading___Toc12812_1831697246"/>Список использованных источников<text:bookmark-end text:name="__RefHeading___Toc12812_1831697246"/></text:p>
      <text:p text:style-name="Text_20_body"/>
      <text:p text:style-name="P32"><text:bookmark-start text:name="__RefHeading___Toc12810_1831697246"/>Приложения<text:bookmark-end text:name="__RefHeading___Toc12810_18316972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Text_20_body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line-height="200%" fo:text-align="center" style:justify-single-word="false" style:page-number="auto" text:number-lines="false" text:line-number="0">
        <style:tab-stops/>
      </style:paragraph-properties>
      <style:text-properties fo:text-transform="uppercas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fo:color="#ff0000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ormula" style:family="paragraph" style:parent-style-name="Text_20_body" style:master-page-name="">
      <style:paragraph-properties style:page-number="auto">
        <style:tab-stops/>
      </style:paragraph-properties>
    </style:style>
    <style:style style:name="Numbering" style:family="paragraph" style:parent-style-name="Formula">
      <style:paragraph-properties fo:margin-left="0cm" fo:margin-right="0cm" fo:line-height="100%" fo:text-align="center" style:justify-single-word="false" fo:text-indent="0cm" style:auto-text-indent="false"/>
    </style:style>
    <style:style style:name="Description" style:family="paragraph" style:parent-style-name="Formula">
      <style:paragraph-properties fo:margin-left="0cm" fo:margin-right="0cm" fo:line-height="150%" fo:text-indent="0cm" style:auto-text-indent="false"/>
    </style:style>
    <style:style style:name="where" style:family="paragraph" style:parent-style-name="Formula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2" style:display-name="Default Style.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3" style:display-name="Default Style.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4" style:display-name="Default Style.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5" style:display-name="Default Style.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6" style:display-name="Default Style.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7" style:display-name="Default Style.7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8" style:display-name="Default Style.8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9" style:display-name="Default Style.9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0" style:display-name="Default Style.10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1" style:display-name="Default Style.1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2" style:display-name="Default Style.1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3" style:display-name="Default Style.1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4" style:display-name="Default Style.1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5" style:display-name="Default Style.1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6" style:display-name="Default Style.1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ESKD_20_Title_20_Text_20_Big">
      <style:text-properties officeooo:rsid="001380f9" officeooo:paragraph-rsid="001380f9"/>
    </style:style>
    <style:style style:name="MP2" style:family="paragraph" style:parent-style-name="ESKD_20_Title_20_Text_20_Medium">
      <style:text-properties officeooo:rsid="001380f9" officeooo:paragraph-rsid="001380f9"/>
    </style:style>
    <style:style style:name="M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Footer">
      <style:text-properties officeooo:rsid="000bec50" officeooo:paragraph-rsid="000bec50"/>
    </style:style>
    <style:style style:name="M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1"><text:variable-get text:name="НомДок">ДП23.09.02.07.191.11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2"><text:variable-get text:name="Тема">Разработка и интеграция системы тестирования для образовательных учреждений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Мардамшина А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22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3"/>
            </table:table-cell>
            <table:table-cell table:style-name="MainTitle.B9" office:value-type="string">
              <text:p text:style-name="MP3"/>
            </table:table-cell>
            <table:table-cell table:style-name="MainTitle.C9" office:value-type="string">
              <text:p text:style-name="MP3"/>
            </table:table-cell>
            <table:table-cell table:style-name="MainTitle.D9" office:value-type="string">
              <text:p text:style-name="MP3"/>
            </table:table-cell>
            <table:table-cell table:style-name="MainTitle.E9" office:value-type="string">
              <text:p text:style-name="MP3"/>
            </table:table-cell>
            <table:table-cell table:style-name="MainTitle.F9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3"/>
            </table:table-cell>
            <table:table-cell table:style-name="MainTitle.B10" office:value-type="string">
              <text:p text:style-name="MP3"/>
            </table:table-cell>
            <table:table-cell table:style-name="MainTitle.C10" office:value-type="string">
              <text:p text:style-name="MP3"/>
            </table:table-cell>
            <table:table-cell table:style-name="MainTitle.D10" office:value-type="string">
              <text:p text:style-name="MP3"/>
            </table:table-cell>
            <table:table-cell table:style-name="MainTitle.E10" office:value-type="string">
              <text:p text:style-name="MP3"/>
            </table:table-cell>
            <table:table-cell table:style-name="MainTitle.F10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4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ДП23.09.02.07.191.11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Мардамшина А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5"><text:page-number text:select-page="current">22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6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19H18M2S</meta:editing-duration>
    <meta:editing-cycles>359</meta:editing-cycles>
    <meta:generator>LibreOffice/7.4.7.2$Linux_X86_64 LibreOffice_project/40$Build-2</meta:generator>
    <dc:date>2023-05-30T09:43:46.805003295</dc:date>
    <meta:print-date>2023-05-30T07:29:27.798054049</meta:print-date>
    <meta:document-statistic meta:table-count="20" meta:image-count="0" meta:object-count="37" meta:page-count="22" meta:paragraph-count="504" meta:word-count="2447" meta:character-count="18575" meta:non-whitespace-character-count="16582"/>
    <meta:template xlink:type="simple" xlink:actuate="onRequest" xlink:title="eskd" xlink:href="../../../../../../../../home/gleb/.config/libreoffice/4/user/template/eskd.ott" meta:date="2022-04-17T14:17:43.649603139"/>
  </office:meta>
</office:document-meta>
</file>

<file path=Object 1/content.xml><?xml version="1.0" encoding="utf-8"?>
<math xmlns="http://www.w3.org/1998/Math/MathML" display="block">
  <semantics>
    <mrow>
      <mrow>
        <mn>4500</mn>
        <mo stretchy="false">∗</mo>
        <mn>0,12</mn>
      </mrow>
      <mo stretchy="false">=</mo>
      <mn>540</mn>
    </mrow>
    <annotation encoding="StarMath 5.0">4500 * 0,12 = 540</annotation>
  </semantics>
</math>
</file>

<file path=Object 10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3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8,33</mn>
    </mrow>
    <annotation encoding="StarMath 5.0">(13000 * 0,1) / 12 = 108,33</annotation>
  </semantics>
</math>
</file>

<file path=Object 12/content.xml><?xml version="1.0" encoding="utf-8"?>
<math xmlns="http://www.w3.org/1998/Math/MathML" display="block">
  <semantics>
    <mrow>
      <mrow>
        <mn>108,33</mn>
        <mo stretchy="false">/</mo>
        <mn>176</mn>
      </mrow>
      <mo stretchy="false">=</mo>
      <mn>0,62</mn>
    </mrow>
    <annotation encoding="StarMath 5.0">108,33 / 176 = 0,62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35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291,67</mn>
    </mrow>
    <annotation encoding="StarMath 5.0">(35000 * 0,1) / 12 = 291,67</annotation>
  </semantics>
</math>
</file>

<file path=Object 14/content.xml><?xml version="1.0" encoding="utf-8"?>
<math xmlns="http://www.w3.org/1998/Math/MathML" display="block">
  <semantics>
    <mrow>
      <mrow>
        <mn>291,67</mn>
        <mo stretchy="false">/</mo>
        <mn>176</mn>
      </mrow>
      <mo stretchy="false">=</mo>
      <mn>1,66</mn>
    </mrow>
    <annotation encoding="StarMath 5.0">291,67 / 176 = 1,66</annotation>
  </semantics>
</math>
</file>

<file path=Object 15/content.xml><?xml version="1.0" encoding="utf-8"?>
<math xmlns="http://www.w3.org/1998/Math/MathML" display="block">
  <semantics>
    <mrow>
      <mrow>
        <mn>0,25</mn>
        <mo stretchy="false">∗</mo>
        <mn>1</mn>
        <mo stretchy="false">∗</mo>
        <mn>5</mn>
      </mrow>
      <mo stretchy="false">=</mo>
      <mn>1,25</mn>
    </mrow>
    <annotation encoding="StarMath 5.0">0,25*1*5=1,25</annotation>
  </semantics>
</math>
</file>

<file path=Object 16/content.xml><?xml version="1.0" encoding="utf-8"?>
<math xmlns="http://www.w3.org/1998/Math/MathML" display="block">
  <semantics>
    <mrow>
      <mrow>
        <mn>0,5</mn>
        <mo stretchy="false">∗</mo>
        <mn>150</mn>
        <mo stretchy="false">∗</mo>
        <mn>5</mn>
      </mrow>
      <mo stretchy="false">=</mo>
      <mn>375</mn>
    </mrow>
    <annotation encoding="StarMath 5.0">0,5*150*5=375</annotation>
  </semantics>
</math>
</file>

<file path=Object 17/content.xml><?xml version="1.0" encoding="utf-8"?>
<math xmlns="http://www.w3.org/1998/Math/MathML" display="block">
  <semantics>
    <mrow>
      <msub>
        <mi>С</mi>
        <mrow>
          <mi>п</mi>
          <mn>.</mn>
          <mi>о</mi>
          <mn>.</mn>
        </mrow>
      </msub>
      <mo stretchy="false">=</mo>
      <mrow>
        <msub>
          <mi mathvariant="italic">ЗП</mi>
          <mi mathvariant="italic">осн</mi>
        </msub>
        <mo stretchy="false">+</mo>
        <msub>
          <mi mathvariant="italic">ЗП</mi>
          <mi mathvariant="italic">доп</mi>
        </msub>
        <mo stretchy="false">+</mo>
        <msub>
          <mi mathvariant="italic">ЗП</mi>
          <mi mathvariant="italic">стр</mi>
        </msub>
        <mo stretchy="false">+</mo>
        <msub>
          <mi>С</mi>
          <mi mathvariant="italic">ам</mi>
        </msub>
        <mo stretchy="false">+</mo>
        <msub>
          <mi>С</mi>
          <mi mathvariant="italic">эл</mi>
        </msub>
        <mo stretchy="false">+</mo>
        <msub>
          <mi>С</mi>
          <mi mathvariant="italic">пр</mi>
        </msub>
      </mrow>
      <mo stretchy="false">=</mo>
      <mrow>
        <mn>1995</mn>
        <mo stretchy="false">+</mo>
        <mn>239,40</mn>
        <mo stretchy="false">+</mo>
        <mn>670,32</mn>
        <mo stretchy="false">+</mo>
        <mn>246,62</mn>
        <mo stretchy="false">+</mo>
        <mn>376,25</mn>
        <mo stretchy="false">+</mo>
        <mn>2100</mn>
      </mrow>
      <mo stretchy="false">=</mo>
      <mn>5627.59</mn>
    </mrow>
    <annotation encoding="StarMath 5.0">С_п.о. = ЗП_осн +ЗП_доп + ЗП_стр + С_ам + С_эл + С_пр = 1995 + 239,40 + 670,32 + 246,62 + 376,25 + 2100 = 5627.59</annotation>
  </semantics>
</math>
</file>

<file path=Object 18/content.xml><?xml version="1.0" encoding="utf-8"?>
<math xmlns="http://www.w3.org/1998/Math/MathML" display="block">
  <semantics>
    <mrow>
      <mrow>
        <mi>Э</mi>
        <mo stretchy="false">=</mo>
        <mrow>
          <mo fence="true" form="prefix" stretchy="false">(</mo>
          <mrow>
            <mrow>
              <msub>
                <mi>С</mi>
                <mi mathvariant="italic">баз</mi>
              </msub>
              <mi>–</mi>
              <msub>
                <mi>С</mi>
                <mi mathvariant="italic">нов</mi>
              </msub>
            </mrow>
          </mrow>
          <mo fence="true" form="postfix" stretchy="false">)</mo>
        </mrow>
      </mrow>
      <mi>–</mi>
      <mrow>
        <msub>
          <mi>Е</mi>
          <mi>н</mi>
        </msub>
        <mo stretchy="false">∗</mo>
        <mi>К</mi>
      </mrow>
    </mrow>
    <annotation encoding="StarMath 5.0">Э = (С_баз – С_нов) – Е_н * К</annotation>
  </semantics>
</math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7cm" svg:height="6.755cm" xlink:href="." xlink:type="simple" chart:class="chart:bar" chart:style-name="ch1">
        <chart:plot-area chart:style-name="ch2" chart:data-source-has-labels="both" svg:x="0.263cm" svg:y="0.135cm" svg:width="12.641cm" svg:height="6.485cm">
          <chart:coordinate-region svg:x="0.884cm" svg:y="0.334cm" svg:width="12.02cm" svg:height="6.08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series chart:style-name="ch7" chart:values-cell-range-address="local-table.$C$2:.$C$4" chart:label-cell-address="local-table.$C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</text:p>
              </table:table-cell>
              <table:table-cell office:value-type="string">
                <text:p>После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0/content.xml><?xml version="1.0" encoding="utf-8"?>
<math xmlns="http://www.w3.org/1998/Math/MathML" display="block">
  <semantics>
    <mrow>
      <msub>
        <mi>С</mi>
        <mi mathvariant="italic">нов</mi>
      </msub>
      <mo stretchy="false">=</mo>
      <mrow>
        <msub>
          <mi>С</mi>
          <mi mathvariant="italic">баз</mi>
        </msub>
        <mo stretchy="false">−</mo>
        <mi mathvariant="italic">экономия</mi>
      </mrow>
    </mrow>
    <annotation encoding="StarMath 5.0">С_нов = С_баз - экономия</annotation>
  </semantics>
</math>
</file>

<file path=Object 21/content.xml><?xml version="1.0" encoding="utf-8"?>
<math xmlns="http://www.w3.org/1998/Math/MathML" display="block">
  <semantics>
    <mrow>
      <msub>
        <mi>С</mi>
        <mi mathvariant="italic">нов</mi>
      </msub>
      <mo stretchy="false">=</mo>
      <mrow>
        <mn>806319,80</mn>
        <mo stretchy="false">−</mo>
        <mn>667774,80</mn>
      </mrow>
      <mo stretchy="false">=</mo>
      <mn>138544,20</mn>
    </mrow>
    <annotation encoding="StarMath 5.0">С_нов = 806319,80 - 667774,80 = 138544,20</annotation>
  </semantics>
</math>
</file>

<file path=Object 22/content.xml><?xml version="1.0" encoding="utf-8"?>
<math xmlns="http://www.w3.org/1998/Math/MathML" display="block">
  <semantics>
    <mrow>
      <mi>Э</mi>
      <mo stretchy="false">=</mo>
      <mrow>
        <mrow>
          <mo fence="true" form="prefix" stretchy="false">(</mo>
          <mrow>
            <mrow>
              <mn>806319,80</mn>
              <mo stretchy="false">−</mo>
              <mn>138544,20</mn>
            </mrow>
          </mrow>
          <mo fence="true" form="postfix" stretchy="false">)</mo>
        </mrow>
        <mo stretchy="false">−</mo>
        <mrow>
          <mn>0,16</mn>
          <mo stretchy="false">∗</mo>
          <mn>5627,59</mn>
        </mrow>
      </mrow>
      <mo stretchy="false">=</mo>
      <mn>666875,19</mn>
    </mrow>
    <annotation encoding="StarMath 5.0">Э = (806319,80 - 138544,20) - 0,16 * 5627,59 = 666875,19</annotation>
  </semantics>
</math>
</file>

<file path=Object 23/content.xml><?xml version="1.0" encoding="utf-8"?>
<math xmlns="http://www.w3.org/1998/Math/MathML" display="block">
  <semantics>
    <mrow>
      <msub>
        <mi>Т</mi>
        <mi mathvariant="italic">ок</mi>
      </msub>
      <mo stretchy="false">=</mo>
      <mrow>
        <mi>К</mi>
        <mo stretchy="false">/</mo>
        <mi>Э</mi>
      </mrow>
      <mo stretchy="false">=</mo>
      <mrow>
        <mn>5627,59</mn>
        <mo stretchy="false">/</mo>
        <mn>666875,19</mn>
      </mrow>
      <mo stretchy="false">=</mo>
      <mn>0.0084</mn>
    </mrow>
    <annotation encoding="StarMath 5.0">Т_ок = К / Э = 5627,59 / 666875,19 = 0.0084</annotation>
  </semantics>
</math>
</file>

<file path=Object 24/content.xml><?xml version="1.0" encoding="utf-8"?>
<math xmlns="http://www.w3.org/1998/Math/MathML" display="block">
  <semantics>
    <mrow>
      <msub>
        <mi mathvariant="italic">ЗП</mi>
        <mi mathvariant="italic">осн</mi>
      </msub>
      <mo stretchy="false">=</mo>
      <mrow>
        <msub>
          <mi mathvariant="italic">ЗП</mi>
          <mrow>
            <mn>1</mn>
            <mi mathvariant="italic">час</mi>
          </mrow>
        </msub>
        <mo stretchy="false">∗</mo>
        <mi>T</mi>
        <mo stretchy="false">∗</mo>
        <mi>C</mi>
      </mrow>
    </mrow>
    <annotation encoding="StarMath 5.0">ЗП_осн = ЗП_1час * T * C</annotation>
  </semantics>
</math>
</file>

<file path=Object 25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6/content.xml><?xml version="1.0" encoding="utf-8"?>
<math xmlns="http://www.w3.org/1998/Math/MathML" display="block">
  <semantics>
    <mi>С</mi>
    <annotation encoding="StarMath 5.0">С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sub>
          <mi mathvariant="italic">ЗП</mi>
          <mi mathvariant="italic">осн</mi>
        </msub>
        <mo stretchy="false">∗</mo>
        <msub>
          <mi>К</mi>
          <mi mathvariant="italic">доп</mi>
        </msub>
      </mrow>
    </mrow>
    <annotation encoding="StarMath 5.0">ЗП_доп = ЗП_осн * К_доп</annotation>
  </semantics>
</math>
</file>

<file path=Object 29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0/content.xml><?xml version="1.0" encoding="utf-8"?>
<math xmlns="http://www.w3.org/1998/Math/MathML" display="block">
  <semantics>
    <msub>
      <mi>К</mi>
      <mi mathvariant="italic">доп</mi>
    </msub>
    <annotation encoding="StarMath 5.0">К_доп</annotation>
  </semantics>
</math>
</file>

<file path=Object 31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2/content.xml><?xml version="1.0" encoding="utf-8"?>
<math xmlns="http://www.w3.org/1998/Math/MathML" display="block">
  <semantics>
    <mrow>
      <msub>
        <mi mathvariant="italic">ЗП</mi>
        <mi mathvariant="italic">стр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+</mo>
              <msub>
                <mi mathvariant="italic">ЗП</mi>
                <mi mathvariant="italic">доп</mi>
              </msub>
            </mrow>
          </mrow>
          <mo fence="true" form="postfix" stretchy="false">)</mo>
        </mrow>
        <mo stretchy="false">∗</mo>
        <msub>
          <mi>К</mi>
          <mi mathvariant="italic">стр</mi>
        </msub>
      </mrow>
    </mrow>
    <annotation encoding="StarMath 5.0">ЗП_стр = (ЗП_осн + ЗП_доп) * К_стр</annotation>
  </semantics>
</math>
</file>

<file path=Object 33/content.xml><?xml version="1.0" encoding="utf-8"?>
<math xmlns="http://www.w3.org/1998/Math/MathML" display="block">
  <semantics>
    <msub>
      <mi>К</mi>
      <mi mathvariant="italic">стр</mi>
    </msub>
    <annotation encoding="StarMath 5.0">К_стр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95000</mn>
              <mo stretchy="false">+</mo>
              <mn>59400</mn>
            </mrow>
          </mrow>
          <mo fence="true" form="postfix" stretchy="false">)</mo>
        </mrow>
        <mo stretchy="false">∗</mo>
        <mn>0,3</mn>
      </mrow>
      <mo stretchy="false">=</mo>
      <mn>166320</mn>
    </mrow>
    <annotation encoding="StarMath 5.0">(495000 + 59400) * 0,3 = 166320</annotation>
  </semantics>
</math>
</file>

<file path=Object 35/content.xml><?xml version="1.0" encoding="utf-8"?>
<math xmlns="http://www.w3.org/1998/Math/MathML" display="block">
  <semantics>
    <mrow>
      <msub>
        <mi>А</mi>
        <mrow>
          <mi mathvariant="italic">мес</mi>
          <mn>.</mn>
        </mrow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Н</mi>
                <mi>а</mi>
              </msub>
            </mrow>
          </mrow>
          <mo fence="true" form="postfix" stretchy="false">)</mo>
        </mrow>
        <mo stretchy="false">/</mo>
        <mn>12</mn>
      </mrow>
    </mrow>
    <annotation encoding="StarMath 5.0">А_мес. = (С_п * Н_а) / 12</annotation>
  </semantics>
</math>
</file>

<file path=Object 36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7/content.xml><?xml version="1.0" encoding="utf-8"?>
<math xmlns="http://www.w3.org/1998/Math/MathML" display="block">
  <semantics>
    <msub>
      <mi>Н</mi>
      <mi>а</mi>
    </msub>
    <annotation encoding="StarMath 5.0">Н_а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3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358,33</mn>
    </mrow>
    <annotation encoding="StarMath 5.0">(43000 * 0,1) / 12 = 358,33</annotation>
  </semantics>
</math>
</file>

<file path=Object 5/content.xml><?xml version="1.0" encoding="utf-8"?>
<math xmlns="http://www.w3.org/1998/Math/MathML" display="block">
  <semantics>
    <mrow>
      <msub>
        <mi>С</mi>
        <mi mathvariant="italic">рем</mi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К</mi>
                <mi mathvariant="italic">рем</mi>
              </msub>
            </mrow>
          </mrow>
          <mo fence="true" form="postfix" stretchy="false">)</mo>
        </mrow>
        <mo stretchy="false">/</mo>
        <mn>12</mn>
      </mrow>
      <mo stretchy="false">=</mo>
      <mrow>
        <mrow>
          <mo fence="true" form="prefix" stretchy="false">(</mo>
          <mrow>
            <mrow>
              <mn>380000</mn>
              <mo stretchy="false">∗</mo>
              <mn>0,05</mn>
            </mrow>
          </mrow>
          <mo fence="true" form="postfix" stretchy="false">)</mo>
        </mrow>
        <mo stretchy="false">/</mo>
        <mn>12</mn>
      </mrow>
      <mo stretchy="false">=</mo>
      <mn>1583</mn>
    </mrow>
    <annotation encoding="StarMath 5.0">С_рем = (С_п * К_рем) / 12 = (380000 * 0,05) / 12 = 1583</annotation>
  </semantics>
</math>
</file>

<file path=Object 6/content.xml><?xml version="1.0" encoding="utf-8"?>
<math xmlns="http://www.w3.org/1998/Math/MathML" display="block">
  <semantics>
    <mrow>
      <msub>
        <mi>С</mi>
        <mi mathvariant="italic">эл</mi>
      </msub>
      <mo stretchy="false">=</mo>
      <mrow>
        <mi>Р</mi>
        <mo stretchy="false">∗</mo>
        <mi>Т</mi>
        <mo stretchy="false">∗</mo>
        <mi>Z</mi>
      </mrow>
      <mo stretchy="false">=</mo>
      <mrow>
        <mn>7,5</mn>
        <mo stretchy="false">∗</mo>
        <mn>176</mn>
        <mo stretchy="false">∗</mo>
        <mn>5</mn>
      </mrow>
      <mo stretchy="false">=</mo>
      <mn>6600</mn>
    </mrow>
    <annotation encoding="StarMath 5.0">С_эл = Р * Т * Z = 7,5 * 176 * 5 = 6600</annotation>
  </semantics>
</math>
</file>

<file path=Object 7/content.xml><?xml version="1.0" encoding="utf-8"?>
<math xmlns="http://www.w3.org/1998/Math/MathML" display="block">
  <semantics>
    <mrow>
      <msub>
        <mi>Р</mi>
        <mi mathvariant="italic">общ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∗</mo>
              <msub>
                <mi>К</mi>
                <mi mathvariant="italic">общ</mi>
              </msub>
            </mrow>
          </mrow>
          <mo fence="true" form="postfix" stretchy="false">)</mo>
        </mrow>
        <mo stretchy="false">/</mo>
        <mn>12</mn>
      </mrow>
      <mo stretchy="false">=</mo>
      <mrow>
        <mrow>
          <mo fence="true" form="prefix" stretchy="false">(</mo>
          <mrow>
            <mrow>
              <mn>4950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74250</mn>
    </mrow>
    <annotation encoding="StarMath 5.0">Р_общ = (ЗП_осн * К_общ) / 12 = (495000 * 1,8) / 12 = 74250</annotation>
  </semantics>
</math>
</file>

<file path=Object 8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9/content.xml><?xml version="1.0" encoding="utf-8"?>
<math xmlns="http://www.w3.org/1998/Math/MathML" display="block">
  <semantics>
    <msub>
      <mi>А</mi>
      <mrow>
        <mn>1</mn>
        <mi mathvariant="italic">час</mi>
      </mrow>
    </msub>
    <annotation encoding="StarMath 5.0">А_1час</annotation>
  </semantics>
</math>
</file>